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272cm"/>
    </style:style>
    <style:style style:family="table-column" style:name="co8">
      <style:table-column-properties fo:break-before="auto" style:column-width="2.937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035cm"/>
    </style:style>
    <style:style style:family="table-column" style:name="co18">
      <style:table-column-properties fo:break-before="auto" style:column-width="1.203cm"/>
    </style:style>
    <style:style style:family="table-column" style:name="co19">
      <style:table-column-properties fo:break-before="auto" style:column-width="2.154cm"/>
    </style:style>
    <style:style style:family="table-column" style:name="co20">
      <style:table-column-properties fo:break-before="auto" style:column-width="1.566cm"/>
    </style:style>
    <style:style style:family="table-column" style:name="co21">
      <style:table-column-properties fo:break-before="auto" style:column-width="2.265cm"/>
    </style:style>
    <style:style style:family="table-column" style:name="co22">
      <style:table-column-properties fo:break-before="auto" style:column-width="2.12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1">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Excel_5f_BuiltIn_5f_Currency" style:name="ce63">
      <style:table-cell-properties style:glyph-orientation-vertical="0" fo:padding="0.071cm" style:diagonal-bl-tr="none" style:text-align-source="fix" fo:border="0.74pt solid #000000" style:direction="ltr" style:repeat-content="false" fo:background-color="transparent" style:diagonal-tl-br="none" style:shrink-to-fit="false" style:cell-protect="protected" style:vertical-align="middle" style:print-content="true" style:vertical-justify="auto" style:rotation-align="bottom" style:rotation-angle="90" fo:wrap-option="wrap"/>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2">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3">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4">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6">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8">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9">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1">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6">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5">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12">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0"/>
        <table:table-column table:style-name="co4" table:default-cell-style-name="ce2" table:number-columns-repeated="61"/>
        <table:table-column table:style-name="co4" table:default-cell-style-name="ce30"/>
        <table:table-column table:style-name="co4" table:default-cell-style-name="ce2" table:number-columns-repeated="52"/>
        <table:table-column table:style-name="co5" table:default-cell-style-name="ce80"/>
        <table:table-column table:style-name="co6" table:default-cell-style-name="ce80"/>
        <table:table-column table:style-name="co7" table:default-cell-style-name="ce80"/>
        <table:table-column table:style-name="co8" table:default-cell-style-name="ce80"/>
        <table:table-column table:style-name="co9" table:default-cell-style-name="ce2" table:number-columns-repeated="135"/>
        <table:table-column table:style-name="co9" table:default-cell-style-name="Default" table:number-columns-repeated="767"/>
        <table:table-row table:style-name="ro1">
          <table:table-cell ns41:value-type="string" table:style-name="TL Title" office:value-type="string">
            <text:p>PROVINCIE NOORDHOLLAND; <text:s/>ZESDE GEDEELTE: INDEELING DER BLINDEN DIE ONDERWIJS EN GEEN ONDERWIJS GENOTEN HEBBEN, NAAR WOONPLAATS EN LEEFTIJD</text:p>
          </table:table-cell>
          <table:table-cell table:style-name="TL Title" table:number-columns-repeated="64"/>
          <table:table-cell table:style-name="ce64" table:number-columns-repeated="53"/>
          <table:table-cell table:style-name="ce79" table:number-columns-repeated="3"/>
          <table:table-cell table:style-name="ce95"/>
          <table:table-cell table:number-columns-repeated="902"/>
        </table:table-row>
        <table:table-row table:style-name="ro1">
          <table:table-cell table:number-columns-repeated="102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TL ColHeader" table:number-columns-spanned="115" office:value-type="string">
            <text:p>Gemeenten</text:p>
          </table:table-cell>
          <table:covered-table-cell table:style-name="TL ColHeader" table:number-columns-repeated="61"/>
          <table:covered-table-cell table:style-name="ce65" table:number-columns-repeated="52"/>
          <table:covered-table-cell table:style-name="ce71"/>
          <table:table-cell ns41:value-type="string" table:number-rows-spanned="4" table:style-name="ce81" table:number-columns-spanned="1" office:value-type="string">
            <text:p>Telling</text:p>
          </table:table-cell>
          <table:table-cell ns41:value-type="string" table:number-rows-spanned="4" table:style-name="ce87" table:number-columns-spanned="1" office:value-type="string">
            <text:p>Tabel</text:p>
          </table:table-cell>
          <table:table-cell ns41:value-type="string" table:number-rows-spanned="4" table:style-name="ce87" table:number-columns-spanned="1" office:value-type="string">
            <text:p>Pagina(s)</text:p>
          </table:table-cell>
          <table:table-cell ns41:value-type="string" table:number-rows-spanned="4" table:style-name="ce96" table:number-columns-spanned="1" office:value-type="string">
            <text:p>Image nummer(s)</text:p>
          </table:table-cell>
          <table:table-cell table:style-name="ce28" table:number-columns-repeated="902"/>
        </table:table-row>
        <table:table-row table:style-name="ro3">
          <table:covered-table-cell table:style-name="ce4"/>
          <table:covered-table-cell table:style-name="ce17"/>
          <table:table-cell table:style-name="ce28"/>
          <table:table-cell ns41:value-type="string" table:number-rows-spanned="2" table:style-name="TL ColHeader" table:number-columns-spanned="2" office:value-type="string">
            <text:p>Aalsmeer</text:p>
          </table:table-cell>
          <table:covered-table-cell table:style-name="ce43"/>
          <table:table-cell ns41:value-type="string" table:number-rows-spanned="2" table:style-name="TL ColHeader" table:number-columns-spanned="2" office:value-type="string">
            <text:p>Abbekerk</text:p>
          </table:table-cell>
          <table:covered-table-cell table:style-name="ce43"/>
          <table:table-cell ns41:value-type="string" table:number-rows-spanned="2" table:style-name="TL ColHeader" table:number-columns-spanned="2" office:value-type="string">
            <text:p>Alkmaar</text:p>
          </table:table-cell>
          <table:covered-table-cell table:style-name="ce43"/>
          <table:table-cell ns41:value-type="string" table:number-rows-spanned="2" table:style-name="TL ColHeader" table:number-columns-spanned="4" office:value-type="string">
            <text:p>Amsterdam</text:p>
          </table:table-cell>
          <table:covered-table-cell table:style-name="TL ColHeader" table:number-columns-repeated="2"/>
          <table:covered-table-cell table:style-name="ce60"/>
          <table:table-cell ns41:value-type="string" table:number-rows-spanned="2" table:style-name="TL ColHeader" table:number-columns-spanned="2" office:value-type="string">
            <text:p>Andijk</text:p>
          </table:table-cell>
          <table:covered-table-cell table:style-name="ce43"/>
          <table:table-cell ns41:value-type="string" table:number-rows-spanned="2" table:style-name="TL ColHeader" table:number-columns-spanned="2" office:value-type="string">
            <text:p>Anna Paulowna</text:p>
          </table:table-cell>
          <table:covered-table-cell table:style-name="ce43"/>
          <table:table-cell ns41:value-type="string" table:number-rows-spanned="2" table:style-name="TL ColHeader" table:number-columns-spanned="2" office:value-type="string">
            <text:p>Bergen</text:p>
          </table:table-cell>
          <table:covered-table-cell table:style-name="ce43"/>
          <table:table-cell ns41:value-type="string" table:number-rows-spanned="2" table:style-name="TL ColHeader" table:number-columns-spanned="2" office:value-type="string">
            <text:p>Beverwijk</text:p>
          </table:table-cell>
          <table:covered-table-cell table:style-name="ce43"/>
          <table:table-cell ns41:value-type="string" table:number-rows-spanned="2" table:style-name="TL ColHeader" table:number-columns-spanned="3" office:value-type="string">
            <text:p>Blaricum</text:p>
          </table:table-cell>
          <table:covered-table-cell table:style-name="TL ColHeader" table:number-columns-repeated="2"/>
          <table:table-cell ns41:value-type="string" table:number-rows-spanned="2" table:style-name="TL ColHeader" table:number-columns-spanned="2" office:value-type="string">
            <text:p>Bloemendaal</text:p>
          </table:table-cell>
          <table:covered-table-cell table:style-name="ce43"/>
          <table:table-cell ns41:value-type="string" table:number-rows-spanned="2" table:style-name="TL ColHeader" table:number-columns-spanned="2" office:value-type="string">
            <text:p>Broek in Waterland</text:p>
          </table:table-cell>
          <table:covered-table-cell table:style-name="ce43"/>
          <table:table-cell ns41:value-type="string" table:number-rows-spanned="2" table:style-name="TL ColHeader" table:number-columns-spanned="3" office:value-type="string">
            <text:p>Bussum</text:p>
          </table:table-cell>
          <table:covered-table-cell table:style-name="ce58"/>
          <table:covered-table-cell table:style-name="ce60"/>
          <table:table-cell ns41:value-type="string" table:number-rows-spanned="2" table:style-name="TL ColHeader" table:number-columns-spanned="2" office:value-type="string">
            <text:p>Castricum</text:p>
          </table:table-cell>
          <table:covered-table-cell table:style-name="ce43"/>
          <table:table-cell ns41:value-type="string" table:number-rows-spanned="2" table:style-name="TL ColHeader" table:number-columns-spanned="2" office:value-type="string">
            <text:p>Edam</text:p>
          </table:table-cell>
          <table:covered-table-cell table:style-name="ce43"/>
          <table:table-cell ns41:value-type="string" table:number-rows-spanned="2" table:style-name="TL ColHeader" table:number-columns-spanned="2" office:value-type="string">
            <text:p>Egmond aan Zee</text:p>
          </table:table-cell>
          <table:covered-table-cell table:style-name="ce43"/>
          <table:table-cell table:number-rows-spanned="2" office:value-type="string" table:style-name="TL ColHeader" table:number-columns-spanned="2" office:string-value="Enkhuizen" ns41:value-type="string">
            <text:p><text:s/>Enkhuizen </text:p>
          </table:table-cell>
          <table:covered-table-cell table:style-name="ce63"/>
          <table:table-cell ns41:value-type="string" table:number-rows-spanned="2" table:style-name="TL ColHeader" table:number-columns-spanned="4" office:value-type="string">
            <text:p>Haarlem</text:p>
          </table:table-cell>
          <table:covered-table-cell table:style-name="TL ColHeader" table:number-columns-repeated="2"/>
          <table:covered-table-cell table:style-name="ce60"/>
          <table:table-cell ns41:value-type="string" table:number-rows-spanned="2" table:style-name="TL ColHeader" table:number-columns-spanned="3" office:value-type="string">
            <text:p>Haarlemmermeer</text:p>
          </table:table-cell>
          <table:covered-table-cell table:style-name="TL ColHeader" table:number-columns-repeated="2"/>
          <table:table-cell ns41:value-type="string" table:number-rows-spanned="2" table:style-name="TL ColHeader" table:number-columns-spanned="2" office:value-type="string">
            <text:p>Heemskerk</text:p>
          </table:table-cell>
          <table:covered-table-cell table:style-name="ce43"/>
          <table:table-cell ns41:value-type="string" table:number-rows-spanned="2" table:style-name="TL ColHeader" table:number-columns-spanned="2" office:value-type="string">
            <text:p>Heemstede</text:p>
          </table:table-cell>
          <table:covered-table-cell table:style-name="ce43"/>
          <table:table-cell ns41:value-type="string" table:number-rows-spanned="2" table:style-name="TL ColHeader" table:number-columns-spanned="2" office:value-type="string">
            <text:p>Heerhugowaard</text:p>
          </table:table-cell>
          <table:covered-table-cell table:style-name="ce43"/>
          <table:table-cell ns41:value-type="string" table:number-rows-spanned="2" table:style-name="TL ColHeader" table:number-columns-spanned="2" office:value-type="string">
            <text:p>Heilo</text:p>
          </table:table-cell>
          <table:covered-table-cell table:style-name="ce43"/>
          <table:table-cell ns41:value-type="string" table:number-rows-spanned="2" table:style-name="TL ColHeader" table:number-columns-spanned="3" office:value-type="string">
            <text:p>Den Helder</text:p>
          </table:table-cell>
          <table:covered-table-cell table:style-name="TL ColHeader" table:number-columns-repeated="2"/>
          <table:table-cell ns41:value-type="string" table:number-rows-spanned="2" table:style-name="ce43" table:number-columns-spanned="2" office:value-type="string">
            <text:p>Hoorn</text:p>
          </table:table-cell>
          <table:covered-table-cell table:style-name="ce43"/>
          <table:table-cell ns41:value-type="string" table:number-rows-spanned="2" table:style-name="ce43" table:number-columns-spanned="2" office:value-type="string">
            <text:p>Koog aan de Zaan</text:p>
          </table:table-cell>
          <table:covered-table-cell table:style-name="ce43"/>
          <table:table-cell ns41:value-type="string" table:number-rows-spanned="2" table:style-name="ce43" table:number-columns-spanned="2" office:value-type="string">
            <text:p>Medemblik</text:p>
          </table:table-cell>
          <table:covered-table-cell table:style-name="ce43"/>
          <table:table-cell ns41:value-type="string" table:number-rows-spanned="2" table:style-name="ce43" table:number-columns-spanned="2" office:value-type="string">
            <text:p>Monnikendam</text:p>
          </table:table-cell>
          <table:covered-table-cell table:style-name="ce43"/>
          <table:table-cell ns41:value-type="string" table:number-rows-spanned="2" table:style-name="ce43" table:number-columns-spanned="2" office:value-type="string">
            <text:p>Naarden</text:p>
          </table:table-cell>
          <table:covered-table-cell table:style-name="ce43"/>
          <table:table-cell ns41:value-type="string" table:number-rows-spanned="2" table:style-name="ce43" table:number-columns-spanned="3" office:value-type="string">
            <text:p>Nieuwendam</text:p>
          </table:table-cell>
          <table:covered-table-cell table:style-name="ce58"/>
          <table:covered-table-cell table:style-name="ce60"/>
          <table:table-cell ns41:value-type="string" table:number-rows-spanned="2" table:style-name="ce43" table:number-columns-spanned="2" office:value-type="string">
            <text:p>Nieuwer-Amstel</text:p>
          </table:table-cell>
          <table:covered-table-cell table:style-name="ce43"/>
          <table:table-cell ns41:value-type="string" table:number-rows-spanned="2" table:style-name="ce43" table:number-columns-spanned="3" office:value-type="string">
            <text:p>Oostzaan</text:p>
          </table:table-cell>
          <table:covered-table-cell table:style-name="ce58"/>
          <table:covered-table-cell table:style-name="ce60"/>
          <table:table-cell ns41:value-type="string" table:number-rows-spanned="2" table:style-name="ce43" table:number-columns-spanned="2" office:value-type="string">
            <text:p>Opperdoes</text:p>
          </table:table-cell>
          <table:covered-table-cell table:style-name="ce43"/>
          <table:table-cell ns41:value-type="string" table:number-rows-spanned="2" table:style-name="ce43" table:number-columns-spanned="2" office:value-type="string">
            <text:p>Purmerend</text:p>
          </table:table-cell>
          <table:covered-table-cell table:style-name="ce43"/>
          <table:table-cell ns41:value-type="string" table:number-rows-spanned="2" table:style-name="ce43" table:number-columns-spanned="2" office:value-type="string">
            <text:p>Ransdorp</text:p>
          </table:table-cell>
          <table:covered-table-cell table:style-name="ce43"/>
          <table:table-cell ns41:value-type="string" table:number-rows-spanned="2" table:style-name="ce43" table:number-columns-spanned="2" office:value-type="string">
            <text:p>De Rijp</text:p>
          </table:table-cell>
          <table:covered-table-cell table:style-name="ce43"/>
          <table:table-cell ns41:value-type="string" table:number-rows-spanned="2" table:style-name="ce43" table:number-columns-spanned="2" office:value-type="string">
            <text:p>Schermerhorn</text:p>
          </table:table-cell>
          <table:covered-table-cell table:style-name="ce43"/>
          <table:table-cell ns41:value-type="string" table:number-rows-spanned="2" table:style-name="ce43" table:number-columns-spanned="2" office:value-type="string">
            <text:p>Schoorl</text:p>
          </table:table-cell>
          <table:covered-table-cell table:style-name="ce43"/>
          <table:table-cell ns41:value-type="string" table:number-rows-spanned="2" table:style-name="ce43" table:number-columns-spanned="2" office:value-type="string">
            <text:p>Spanbroek</text:p>
          </table:table-cell>
          <table:covered-table-cell table:style-name="ce43"/>
          <table:table-cell ns41:value-type="string" table:number-rows-spanned="2" table:style-name="ce43" table:number-columns-spanned="2" office:value-type="string">
            <text:p>Terschelling</text:p>
          </table:table-cell>
          <table:covered-table-cell table:style-name="ce43"/>
          <table:table-cell ns41:value-type="string" table:number-rows-spanned="2" table:style-name="ce43" table:number-columns-spanned="2" office:value-type="string">
            <text:p>Texel</text:p>
          </table:table-cell>
          <table:covered-table-cell table:style-name="ce43"/>
          <table:table-cell ns41:value-type="string" table:number-rows-spanned="2" table:style-name="ce43" table:number-columns-spanned="2" office:value-type="string">
            <text:p>Urk</text:p>
          </table:table-cell>
          <table:covered-table-cell table:style-name="ce43"/>
          <table:table-cell ns41:value-type="string" table:number-rows-spanned="2" table:style-name="ce43" table:number-columns-spanned="2" office:value-type="string">
            <text:p>Velzen</text:p>
          </table:table-cell>
          <table:covered-table-cell table:style-name="ce43"/>
          <table:table-cell table:number-rows-spanned="2" office:value-type="string" table:style-name="ce63" table:number-columns-spanned="2" office:string-value="Warder" ns41:value-type="string">
            <text:p><text:s/>Warder </text:p>
          </table:table-cell>
          <table:covered-table-cell table:style-name="ce63"/>
          <table:table-cell ns41:value-type="string" table:number-rows-spanned="2" table:style-name="ce43" table:number-columns-spanned="3" office:value-type="string">
            <text:p>Weesp</text:p>
          </table:table-cell>
          <table:covered-table-cell table:style-name="ce58"/>
          <table:covered-table-cell table:style-name="ce60"/>
          <table:table-cell ns41:value-type="string" table:number-rows-spanned="2" table:style-name="ce43" table:number-columns-spanned="3" office:value-type="string">
            <text:p>Wervershoof</text:p>
          </table:table-cell>
          <table:covered-table-cell table:style-name="ce43" table:number-columns-repeated="2"/>
          <table:table-cell ns41:value-type="string" table:number-rows-spanned="2" table:style-name="ce43" table:number-columns-spanned="2" office:value-type="string">
            <text:p>Wieringen</text:p>
          </table:table-cell>
          <table:covered-table-cell table:style-name="ce43"/>
          <table:table-cell ns41:value-type="string" table:number-rows-spanned="2" table:style-name="ce43" table:number-columns-spanned="2" office:value-type="string">
            <text:p>Wieringerwaard</text:p>
          </table:table-cell>
          <table:covered-table-cell table:style-name="ce43"/>
          <table:table-cell ns41:value-type="string" table:number-rows-spanned="2" table:style-name="ce43" table:number-columns-spanned="2" office:value-type="string">
            <text:p>Wijk aan Zee en Duin</text:p>
          </table:table-cell>
          <table:covered-table-cell table:style-name="ce43"/>
          <table:table-cell ns41:value-type="string" table:number-rows-spanned="2" table:style-name="ce43" table:number-columns-spanned="2" office:value-type="string">
            <text:p>Zaandam</text:p>
          </table:table-cell>
          <table:covered-table-cell table:style-name="ce43"/>
          <table:table-cell ns41:value-type="string" table:number-rows-spanned="2" table:style-name="ce43" table:number-columns-spanned="2" office:value-type="string">
            <text:p>Zandvoort</text:p>
          </table:table-cell>
          <table:covered-table-cell table:style-name="ce43"/>
          <table:table-cell ns41:value-type="string" table:number-rows-spanned="2" table:style-name="ce67" table:number-columns-spanned="3" office:value-type="string">
            <text:p>Zuid-Scharwoude</text:p>
          </table:table-cell>
          <table:covered-table-cell table:style-name="ce58"/>
          <table:covered-table-cell table:style-name="ce72"/>
          <table:covered-table-cell table:style-name="ce82"/>
          <table:covered-table-cell table:style-name="ce88" table:number-columns-repeated="2"/>
          <table:covered-table-cell table:style-name="ce97"/>
          <table:table-cell table:style-name="ce28" table:number-columns-repeated="902"/>
        </table:table-row>
        <table:table-row table:style-name="ro3">
          <table:covered-table-cell table:style-name="ce4"/>
          <table:covered-table-cell table:style-name="ce17"/>
          <table:table-cell table:style-name="ce28"/>
          <table:covered-table-cell table:style-name="ce32"/>
          <table:covered-table-cell table:style-name="TL ColHeader" table:number-columns-repeated="5"/>
          <table:covered-table-cell table:style-name="ce57"/>
          <table:covered-table-cell table:style-name="TL ColHeader" table:number-columns-repeated="2"/>
          <table:covered-table-cell table:style-name="ce61"/>
          <table:covered-table-cell table:style-name="TL ColHeader" table:number-columns-repeated="15"/>
          <table:covered-table-cell table:style-name="ce57"/>
          <table:covered-table-cell table:style-name="ce59"/>
          <table:covered-table-cell table:style-name="ce61"/>
          <table:covered-table-cell table:style-name="TL ColHeader" table:number-columns-repeated="6"/>
          <table:covered-table-cell table:style-name="TL ColHeader" table:number-columns-repeated="2"/>
          <table:covered-table-cell table:style-name="ce57"/>
          <table:covered-table-cell table:style-name="TL ColHeader" table:number-columns-repeated="2"/>
          <table:covered-table-cell table:style-name="ce61"/>
          <table:covered-table-cell table:style-name="TL ColHeader" table:number-columns-repeated="24"/>
          <table:covered-table-cell table:style-name="ce57"/>
          <table:covered-table-cell table:style-name="ce59"/>
          <table:covered-table-cell table:style-name="ce61"/>
          <table:covered-table-cell table:style-name="ce43" table:number-columns-repeated="2"/>
          <table:covered-table-cell table:style-name="ce57"/>
          <table:covered-table-cell table:style-name="ce59"/>
          <table:covered-table-cell table:style-name="ce61"/>
          <table:covered-table-cell table:style-name="ce43" table:number-columns-repeated="22"/>
          <table:covered-table-cell table:style-name="ce63" table:number-columns-repeated="2"/>
          <table:covered-table-cell table:style-name="ce57"/>
          <table:covered-table-cell table:style-name="ce59"/>
          <table:covered-table-cell table:style-name="ce61"/>
          <table:covered-table-cell table:style-name="ce43" table:number-columns-repeated="13"/>
          <table:covered-table-cell table:style-name="ce57"/>
          <table:covered-table-cell table:style-name="ce59"/>
          <table:covered-table-cell table:style-name="ce73"/>
          <table:covered-table-cell table:style-name="ce82"/>
          <table:covered-table-cell table:style-name="ce88" table:number-columns-repeated="2"/>
          <table:covered-table-cell table:style-name="ce97"/>
          <table:table-cell table:style-name="ce102" table:number-columns-repeated="902"/>
        </table:table-row>
        <table:table-row table:style-name="ro1">
          <table:covered-table-cell table:style-name="ce5"/>
          <table:covered-table-cell table:style-name="ce18"/>
          <table:table-cell table:style-name="ce28"/>
          <table:table-cell ns41:value-type="string" table:style-name="TL ColHeader"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74" office:value-type="string">
            <text:p>*</text:p>
          </table:table-cell>
          <table:covered-table-cell table:style-name="ce83"/>
          <table:covered-table-cell table:style-name="ce89" table:number-columns-repeated="2"/>
          <table:covered-table-cell table:style-name="ce98"/>
          <table:table-cell table:style-name="ce28" table:number-columns-repeated="902"/>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55"/>
          <table:table-cell table:style-name="ce66"/>
          <table:table-cell table:style-name="ce45" table:number-columns-repeated="51"/>
          <table:table-cell table:style-name="ce19"/>
          <table:table-cell ns41:value-type="string" table:style-name="ce84" office:value-type="string">
            <text:p>VT_1889</text:p>
          </table:table-cell>
          <table:table-cell ns41:value-type="string" table:style-name="ce84" office:value-type="string">
            <text:p>08_H6</text:p>
          </table:table-cell>
          <table:table-cell ns41:value-type="string" table:style-name="ce92" office:value-type="string">
            <text:p>492, 493, 496, 497</text:p>
          </table:table-cell>
          <table:table-cell ns41:value-type="string" table:style-name="ce99" office:value-type="string">
            <text:p>270083, 270085</text:p>
          </table:table-cell>
          <table:table-cell table:number-columns-repeated="902"/>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35"/>
          <table:table-cell ns41:value-type="float" table:style-name="TL Data" office:value="1" office:value-type="float">
            <text:p>1</text:p>
          </table:table-cell>
          <table:table-cell table:style-name="TL Data" table:number-columns-repeated="30"/>
          <table:table-cell ns41:value-type="float" office:value="1" office:value-type="float">
            <text:p>1</text:p>
          </table:table-cell>
          <table:table-cell table:number-columns-repeated="4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52"/>
          <table:table-cell ns41:value-type="float" table:style-name="TL Data" office:value="1" office:value-type="float">
            <text:p>1</text:p>
          </table:table-cell>
          <table:table-cell table:number-columns-repeated="6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84"/>
          <table:table-cell ns41:value-type="float" office:value="1" office:value-type="float">
            <text:p>1</text:p>
          </table:table-cell>
          <table:table-cell table:number-columns-repeated="2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99"/>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5"/>
          <table:table-cell ns41:value-type="float" office:value="2" table:style-name="TL Data" table:number-columns-repeated="2" office:value-type="float">
            <text:p>2</text:p>
          </table:table-cell>
          <table:table-cell table:style-name="TL Data" table:number-columns-repeated="10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65"/>
          <table:table-cell ns41:value-type="float" office:value="1" office:value-type="float">
            <text:p>1</text:p>
          </table:table-cell>
          <table:table-cell table:number-columns-repeated="1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0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5"/>
          <table:table-cell ns41:value-type="float" office:value="3" table:style-name="TL Data" table:number-columns-repeated="2" office:value-type="float">
            <text:p>3</text:p>
          </table:table-cell>
          <table:table-cell table:style-name="TL Data" table:number-columns-repeated="30"/>
          <table:table-cell ns41:value-type="float" table:style-name="TL Data" office:value="1" office:value-type="float">
            <text:p>1</text:p>
          </table:table-cell>
          <table:table-cell table:style-name="TL Data" table:number-columns-repeated="7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5"/>
          <table:table-cell ns41:value-type="float" office:value="4" table:style-name="TL Data" table:number-columns-repeated="2" office:value-type="float">
            <text:p>4</text:p>
          </table:table-cell>
          <table:table-cell ns41:value-type="float" office:value="1" table:style-name="TL Data" table:number-columns-repeated="2" office:value-type="float">
            <text:p>1</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5"/>
          <table:table-cell ns41:value-type="float" office:value="3" table:style-name="TL Data" table:number-columns-repeated="2" office:value-type="float">
            <text:p>3</text:p>
          </table:table-cell>
          <table:table-cell ns41:value-type="float" office:value="2" table:style-name="TL Data" table:number-columns-repeated="2" office:value-type="float">
            <text:p>2</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5"/>
          <table:table-cell ns41:value-type="float" office:value="7" table:style-name="TL Data" table:number-columns-repeated="2" office:value-type="float">
            <text:p>7</text:p>
          </table:table-cell>
          <table:table-cell ns41:value-type="float" office:value="3" table:style-name="TL Data" table:number-columns-repeated="2" office:value-type="float">
            <text:p>3</text:p>
          </table:table-cell>
          <table:table-cell table:style-name="TL Data" table:number-columns-repeated="63"/>
          <table:table-cell ns41:value-type="float" office:value="1" office:value-type="float">
            <text:p>1</text:p>
          </table:table-cell>
          <table:table-cell table:number-columns-repeated="4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5"/>
          <table:table-cell ns41:value-type="float" office:value="2" table:style-name="TL Data" table:number-columns-repeated="2" office:value-type="float">
            <text:p>2</text:p>
          </table:table-cell>
          <table:table-cell ns41:value-type="float" office:value="3" table:style-name="TL Data" table:number-columns-repeated="2" office:value-type="float">
            <text:p>3</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5"/>
          <table:table-cell ns41:value-type="float" office:value="5" table:style-name="TL Data" table:number-columns-repeated="2" office:value-type="float">
            <text:p>5</text:p>
          </table:table-cell>
          <table:table-cell ns41:value-type="float" office:value="2" table:style-name="TL Data" table:number-columns-repeated="2" office:value-type="float">
            <text:p>2</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5"/>
          <table:table-cell ns41:value-type="float" office:value="6" table:style-name="TL Data" table:number-columns-repeated="2" office:value-type="float">
            <text:p>6</text:p>
          </table:table-cell>
          <table:table-cell ns41:value-type="float" office:value="3" table:style-name="TL Data" table:number-columns-repeated="2" office:value-type="float">
            <text:p>3</text:p>
          </table:table-cell>
          <table:table-cell table:style-name="TL Data" table:number-columns-repeated="28"/>
          <table:table-cell ns41:value-type="float" office:value="1" table:style-name="TL Data" table:number-columns-repeated="2" office:value-type="float">
            <text:p>1</text:p>
          </table:table-cell>
          <table:table-cell table:style-name="TL Data" table:number-columns-repeated="68"/>
          <table:table-cell ns41:value-type="float" office:value="1" office:value-type="float">
            <text:p>1</text:p>
          </table:table-cell>
          <table:table-cell table:number-columns-repeated="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5"/>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60"/>
          <table:table-cell ns41:value-type="float" office:value="1" office:value-type="float">
            <text:p>1</text:p>
          </table:table-cell>
          <table:table-cell table:number-columns-repeated="4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5"/>
          <table:table-cell ns41:value-type="float" office:value="2" table:style-name="TL Data" table:number-columns-repeated="2" office:value-type="float">
            <text:p>2</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5"/>
          <table:table-cell ns41:value-type="float" office:value="4" table:style-name="TL Data" table:number-columns-repeated="2" office:value-type="float">
            <text:p>4</text:p>
          </table:table-cell>
          <table:table-cell ns41:value-type="float" office:value="1" table:style-name="TL Data" table:number-columns-repeated="2" office:value-type="float">
            <text:p>1</text:p>
          </table:table-cell>
          <table:table-cell table:style-name="TL Data" table:number-columns-repeated="26"/>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6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5"/>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7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5"/>
          <table:table-cell ns41:value-type="float" office:value="3" table:style-name="TL Data" table:number-columns-repeated="2" office:value-type="float">
            <text:p>3</text:p>
          </table:table-cell>
          <table:table-cell ns41:value-type="float" table:style-name="TL Data" office:value="1" office:value-type="float">
            <text:p>1</text:p>
          </table:table-cell>
          <table:table-cell table:style-name="TL Data" table:number-columns-repeated="10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92"/>
          <table:table-cell ns41:value-type="float" office:value="1" office:value-type="float">
            <text:p>1</text:p>
          </table:table-cell>
          <table:table-cell table:number-columns-repeated="1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table:style-name="TL Data" table:number-columns-repeated="28"/>
          <table:table-cell ns41:value-type="float" table:style-name="TL Data" office:value="1" office:value-type="float">
            <text:p>1</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6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5"/>
          <table:table-cell ns41:value-type="float" office:value="1" table:style-name="TL Data" table:number-columns-repeated="4" office:value-type="float">
            <text:p>1</text:p>
          </table:table-cell>
          <table:table-cell table:style-name="TL Data" table:number-columns-repeated="60"/>
          <table:table-cell ns41:value-type="float" office:value="2" table:number-columns-repeated="2" office:value-type="float">
            <text:p>2</text:p>
          </table:table-cell>
          <table:table-cell table:number-columns-repeated="4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7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26"/>
          <table:table-cell ns41:value-type="float" office:value="1" table:style-name="TL Data" table:number-columns-repeated="2" office:value-type="float">
            <text:p>1</text:p>
          </table:table-cell>
          <table:table-cell table:style-name="TL Data" table:number-columns-repeated="13"/>
          <table:table-cell ns41:value-type="float" office:value="1" table:style-name="TL Data" table:number-columns-repeated="2" office:value-type="float">
            <text:p>1</text:p>
          </table:table-cell>
          <table:table-cell table:style-name="TL Data" table:number-columns-repeated="6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82"/>
          <table:table-cell ns41:value-type="float" office:value="1" office:value-type="float">
            <text:p>1</text:p>
          </table:table-cell>
          <table:table-cell table:number-columns-repeated="2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7"/>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82"/>
          <table:table-cell ns41:value-type="float" office:value="1" office:value-type="float">
            <text:p>1</text:p>
          </table:table-cell>
          <table:table-cell table:number-columns-repeated="16"/>
          <table:table-cell ns41:value-type="float" office:value="1" office:value-type="float">
            <text:p>1</text:p>
          </table:table-cell>
          <table:table-cell table:number-columns-repeated="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1"/>
          <table:table-cell ns41:value-type="float" table:style-name="TL Data" office:value="1" office:value-type="float">
            <text:p>1</text:p>
          </table:table-cell>
          <table:table-cell table:number-columns-repeated="6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89"/>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5"/>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85"/>
          <table:table-cell ns41:value-type="float" office:value="1" office:value-type="float">
            <text:p>1</text:p>
          </table:table-cell>
          <table:table-cell table:number-columns-repeated="2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5"/>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9"/>
          <table:table-cell ns41:value-type="float" office:value="1" office:value-type="float">
            <text:p>1</text:p>
          </table:table-cell>
          <table:table-cell table:number-columns-repeated="6"/>
          <table:table-cell ns41:value-type="float" office:value="1" table:number-columns-repeated="2" office:value-type="float">
            <text:p>1</text:p>
          </table:table-cell>
          <table:table-cell table:number-columns-repeated="46"/>
          <table:table-cell ns41:value-type="float" office:value="1" office:value-type="float">
            <text:p>1</text:p>
          </table:table-cell>
          <table:table-cell ns41:value-type="float" table:style-name="ce20" office:value="1" office:value-type="float">
            <text:p>1</text:p>
          </table:table-cell>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8"/>
          <table:table-cell ns41:value-type="float" office:value="1" office:value-type="float">
            <text:p>1</text:p>
          </table:table-cell>
          <table:table-cell table:number-columns-repeated="2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number-columns-repeated="27"/>
          <table:table-cell ns41:value-type="float" table:style-name="TL Data" office:value="1" office:value-type="float">
            <text:p>1</text:p>
          </table:table-cell>
          <table:table-cell table:style-name="TL Data" table:number-columns-repeated="38"/>
          <table:table-cell ns41:value-type="float" office:value="1" office:value-type="float">
            <text:p>1</text:p>
          </table:table-cell>
          <table:table-cell table:number-columns-repeated="38"/>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98"/>
          <table:table-cell ns41:value-type="float" office:value="1" table:number-columns-repeated="2" office:value-type="float">
            <text:p>1</text:p>
          </table:table-cell>
          <table:table-cell table:number-columns-repeated="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10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7"/>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76"/>
          <table:table-cell ns41:value-type="float" office:value="1" office:value-type="float">
            <text:p>1</text:p>
          </table:table-cell>
          <table:table-cell table:number-columns-repeated="2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98"/>
          <table:table-cell ns41:value-type="float" office:value="1" office:value-type="float">
            <text:p>1</text:p>
          </table:table-cell>
          <table:table-cell table:number-columns-repeated="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67"/>
          <table:table-cell ns41:value-type="float" office:value="1" office:value-type="float">
            <text:p>1</text:p>
          </table:table-cell>
          <table:table-cell table:number-columns-repeated="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7"/>
          <table:table-cell ns41:value-type="float" office:value="1" office:value-type="float">
            <text:p>1</text:p>
          </table:table-cell>
          <table:table-cell table:number-columns-repeated="4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5"/>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number-columns-repeated="28"/>
          <table:table-cell ns41:value-type="float" table:style-name="TL Data" office:value="1" office:value-type="float">
            <text:p>1</text:p>
          </table:table-cell>
          <table:table-cell table:style-name="TL Data" table:number-columns-repeated="7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ns41:value-type="float" office:value="1" table:style-name="TL Data" table:number-columns-repeated="2" office:value-type="float">
            <text:p>1</text:p>
          </table:table-cell>
          <table:table-cell table:style-name="TL Data" table:number-columns-repeated="3"/>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style-name="TL Data" table:number-columns-repeated="9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TL Data" table:number-columns-repeated="100"/>
          <table:table-cell ns41:value-type="float" office:value="1" office:value-type="float">
            <text:p>1</text:p>
          </table:table-cell>
          <table:table-cell table:number-columns-repeated="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47"/>
          <table:table-cell ns41:value-type="float" office:value="1" office:value-type="float">
            <text:p>1</text:p>
          </table:table-cell>
          <table:table-cell/>
          <table:table-cell ns41:value-type="float" office:value="1" office:value-type="float">
            <text:p>1</text:p>
          </table:table-cell>
          <table:table-cell table:number-columns-repeated="44"/>
          <table:table-cell ns41:value-type="float" office:value="1" office:value-type="float">
            <text:p>1</text:p>
          </table:table-cell>
          <table:table-cell table:number-columns-repeated="9"/>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7"/>
          <table:table-cell ns41:value-type="float" office:value="1" table:style-name="TL Data" table:number-columns-repeated="2" office:value-type="float">
            <text:p>1</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48"/>
          <table:table-cell ns41:value-type="float" office:value="1" office:value-type="float">
            <text:p>1</text:p>
          </table:table-cell>
          <table:table-cell table:number-columns-repeated="35"/>
          <table:table-cell ns41:value-type="float" office:value="1" office:value-type="float">
            <text:p>1</text:p>
          </table:table-cell>
          <table:table-cell table:number-columns-repeated="2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5"/>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2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5"/>
          <table:table-cell ns41:value-type="float" office:value="1" office:value-type="float">
            <text:p>1</text:p>
          </table:table-cell>
          <table:table-cell table:number-columns-repeated="2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2, 493, 496, 497</text:p>
          </table:table-cell>
          <table:table-cell ns41:value-type="string" table:style-name="ce100" office:value-type="string">
            <text:p>270083, 270085</text:p>
          </table:table-cell>
          <table:table-cell table:number-columns-repeated="902"/>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5"/>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8"/>
          <table:table-cell ns41:value-type="float" office:value="1" table:style-name="TL Data" table:number-columns-repeated="2"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8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number-columns-repeated="27"/>
          <table:table-cell ns41:value-type="float" table:style-name="TL Data" office:value="1" office:value-type="float">
            <text:p>1</text:p>
          </table:table-cell>
          <table:table-cell table:style-name="TL Data" table:number-columns-repeated="7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3" office:value-type="float">
            <text:p>3</text:p>
          </table:table-cell>
          <table:table-cell table:style-name="TL Data" table:number-columns-repeated="29"/>
          <table:table-cell ns41:value-type="float" table:style-name="TL Data" office:value="1" office:value-type="float">
            <text:p>1</text:p>
          </table:table-cell>
          <table:table-cell table:style-name="TL Data" table:number-columns-repeated="29"/>
          <table:table-cell ns41:value-type="float" office:value="1" office:value-type="float">
            <text:p>1</text:p>
          </table:table-cell>
          <table:table-cell table:number-columns-repeated="8"/>
          <table:table-cell ns41:value-type="float" office:value="1" office:value-type="float">
            <text:p>1</text:p>
          </table:table-cell>
          <table:table-cell table:number-columns-repeated="3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5"/>
          <table:table-cell ns41:value-type="float" table:style-name="TL Data" office:value="1" office:value-type="float">
            <text:p>1</text:p>
          </table:table-cell>
          <table:table-cell table:style-name="TL Data" table:number-columns-repeated="16"/>
          <table:table-cell ns41:value-type="float" table:style-name="TL Data" office:value="1" office:value-type="float">
            <text:p>1</text:p>
          </table:table-cell>
          <table:table-cell table:style-name="TL Data" table:number-columns-repeated="6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ns41:value-type="float" table:style-name="TL Data" office:value="4" office:value-type="float">
            <text:p>4</text:p>
          </table:table-cell>
          <table:table-cell table:style-name="TL Data" table:number-columns-repeated="10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17"/>
          <table:table-cell ns41:value-type="float" office:value="1" table:style-name="TL Data" table:number-columns-repeated="2" office:value-type="float">
            <text:p>1</text:p>
          </table:table-cell>
          <table:table-cell table:style-name="TL Data" table:number-columns-repeated="33"/>
          <table:table-cell ns41:value-type="float" office:value="1" office:value-type="float">
            <text:p>1</text:p>
          </table:table-cell>
          <table:table-cell table:number-columns-repeated="5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5"/>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8"/>
          <table:table-cell ns41:value-type="float" table:style-name="TL Data" office:value="1" office:value-type="float">
            <text:p>1</text:p>
          </table:table-cell>
          <table:table-cell table:style-name="TL Data" table:number-columns-repeated="41"/>
          <table:table-cell ns41:value-type="float" office:value="1" office:value-type="float">
            <text:p>1</text:p>
          </table:table-cell>
          <table:table-cell table:number-columns-repeated="2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38"/>
          <table:table-cell ns41:value-type="float" office:value="1" office:value-type="float">
            <text:p>1</text:p>
          </table:table-cell>
          <table:table-cell table:number-columns-repeated="37"/>
          <table:table-cell ns41:value-type="float" office:value="1" office:value-type="float">
            <text:p>1</text:p>
          </table:table-cell>
          <table:table-cell table:number-columns-repeated="1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22"/>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59"/>
          <table:table-cell ns41:value-type="float" office:value="1" table:number-columns-repeated="2" office:value-type="float">
            <text:p>1</text:p>
          </table:table-cell>
          <table:table-cell table:number-columns-repeated="1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6"/>
          <table:table-cell ns41:value-type="float" table:style-name="TL Data" office:value="1" office:value-type="float">
            <text:p>1</text:p>
          </table:table-cell>
          <table:table-cell table:style-name="TL Data" table:number-columns-repeated="44"/>
          <table:table-cell ns41:value-type="float" office:value="1" office:value-type="float">
            <text:p>1</text:p>
          </table:table-cell>
          <table:table-cell table:number-columns-repeated="3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41"/>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6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5"/>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0"/>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30"/>
          <table:table-cell ns41:value-type="float" office:value="1" office:value-type="float">
            <text:p>1</text:p>
          </table:table-cell>
          <table:table-cell table:number-columns-repeated="14"/>
          <table:table-cell ns41:value-type="float" office:value="1" office:value-type="float">
            <text:p>1</text:p>
          </table:table-cell>
          <table:table-cell table:number-columns-repeated="3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44"/>
          <table:table-cell ns41:value-type="float" table:style-name="TL Data"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6"/>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9"/>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17"/>
          <table:table-cell ns41:value-type="float" office:value="1" office:value-type="float">
            <text:p>1</text:p>
          </table:table-cell>
          <table:table-cell table:number-columns-repeated="10"/>
          <table:table-cell ns41:value-type="float" office:value="1" office:value-type="float">
            <text:p>1</text:p>
          </table:table-cell>
          <table:table-cell table:number-columns-repeated="11"/>
          <table:table-cell ns41:value-type="float" office:value="1" office:value-type="float">
            <text:p>1</text:p>
          </table:table-cell>
          <table:table-cell table:number-columns-repeated="2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23"/>
          <table:table-cell ns41:value-type="float" table:style-name="TL Data" office:value="1" office:value-type="float">
            <text:p>1</text:p>
          </table:table-cell>
          <table:table-cell table:style-name="TL Data" table:number-columns-repeated="8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7"/>
          <table:table-cell ns41:value-type="float" table:style-name="TL Data" office:value="5" office:value-type="float">
            <text:p>5</text:p>
          </table:table-cell>
          <table:table-cell table:style-name="TL Data" table:number-columns-repeated="9"/>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43"/>
          <table:table-cell ns41:value-type="float" office:value="1" office:value-type="float">
            <text:p>1</text:p>
          </table:table-cell>
          <table:table-cell table:number-columns-repeated="31"/>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number-columns-repeated="9"/>
          <table:table-cell ns41:value-type="float" table:style-name="TL Data" office:value="1" office:value-type="float">
            <text:p>1</text:p>
          </table:table-cell>
          <table:table-cell table:style-name="TL Data" table:number-columns-repeated="21"/>
          <table:table-cell ns41:value-type="float" table:style-name="TL Data" office:value="1" office:value-type="float">
            <text:p>1</text:p>
          </table:table-cell>
          <table:table-cell table:style-name="TL Data" table:number-columns-repeated="7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number-columns-repeated="27"/>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43"/>
          <table:table-cell ns41:value-type="float" office:value="1" office:value-type="float">
            <text:p>1</text:p>
          </table:table-cell>
          <table:table-cell table:number-columns-repeated="13"/>
          <table:table-cell ns41:value-type="float" office:value="1" office:value-type="float">
            <text:p>1</text:p>
          </table:table-cell>
          <table:table-cell table:number-columns-repeated="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6"/>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6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7"/>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6"/>
          <table:table-cell ns41:value-type="float" office:value="1" office:value-type="float">
            <text:p>1</text:p>
          </table:table-cell>
          <table:table-cell table:number-columns-repeated="2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23"/>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9"/>
          <table:table-cell ns41:value-type="float" office:value="1" office:value-type="float">
            <text:p>1</text:p>
          </table:table-cell>
          <table:table-cell table:number-columns-repeated="20"/>
          <table:table-cell ns41:value-type="float" office:value="1" office:value-type="float">
            <text:p>1</text:p>
          </table:table-cell>
          <table:table-cell table:number-columns-repeated="3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44"/>
          <table:table-cell ns41:value-type="float" table:style-name="TL Data" office:value="1" office:value-type="float">
            <text:p>1</text:p>
          </table:table-cell>
          <table:table-cell table:number-columns-repeated="14"/>
          <table:table-cell ns41:value-type="float" office:value="1" office:value-type="float">
            <text:p>1</text:p>
          </table:table-cell>
          <table:table-cell table:number-columns-repeated="5"/>
          <table:table-cell ns41:value-type="float" office:value="1" office:value-type="float">
            <text:p>1</text:p>
          </table:table-cell>
          <table:table-cell table:number-columns-repeated="33"/>
          <table:table-cell ns41:value-type="float" office:value="1" office:value-type="float">
            <text:p>1</text:p>
          </table:table-cell>
          <table:table-cell table:number-columns-repeated="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29"/>
          <table:table-cell ns41:value-type="float" table:style-name="TL Data" office:value="1" office:value-type="float">
            <text:p>1</text:p>
          </table:table-cell>
          <table:table-cell table:style-name="TL Data" table:number-columns-repeated="39"/>
          <table:table-cell ns41:value-type="float" office:value="1" office:value-type="float">
            <text:p>1</text:p>
          </table:table-cell>
          <table:table-cell table:number-columns-repeated="3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number-columns-repeated="27"/>
          <table:table-cell ns41:value-type="float" table:style-name="TL Data" office:value="2" office:value-type="float">
            <text:p>2</text:p>
          </table:table-cell>
          <table:table-cell table:style-name="TL Data" table:number-columns-repeated="14"/>
          <table:table-cell ns41:value-type="float" table:style-name="TL Data" office:value="1" office:value-type="float">
            <text:p>1</text:p>
          </table:table-cell>
          <table:table-cell table:style-name="TL Data" table:number-columns-repeated="62"/>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number-columns-repeated="22"/>
          <table:table-cell ns41:value-type="float" table:style-name="TL Data" office:value="1" office:value-type="float">
            <text:p>1</text:p>
          </table:table-cell>
          <table:table-cell table:style-name="TL Data" table:number-columns-repeated="71"/>
          <table:table-cell ns41:value-type="float" office:value="1" office:value-type="float">
            <text:p>1</text:p>
          </table:table-cell>
          <table:table-cell table:number-columns-repeated="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22"/>
          <table:table-cell ns41:value-type="float" office:value="1" table:style-name="TL Data" table:number-columns-repeated="2" office:value-type="float">
            <text:p>1</text:p>
          </table:table-cell>
          <table:table-cell table:style-name="TL Data" table:number-columns-repeated="15"/>
          <table:table-cell ns41:value-type="float" table:style-name="TL Data" office:value="1" office:value-type="float">
            <text:p>1</text:p>
          </table:table-cell>
          <table:table-cell table:number-columns-repeated="60"/>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5"/>
          <table:table-cell ns41:value-type="float" table:style-name="TL Data" office:value="4" office:value-type="float">
            <text:p>4</text:p>
          </table:table-cell>
          <table:table-cell table:style-name="TL Data" table:number-columns-repeated="39"/>
          <table:table-cell ns41:value-type="float" table:style-name="TL Data" office:value="1" office:value-type="float">
            <text:p>1</text:p>
          </table:table-cell>
          <table:table-cell table:style-name="TL Data" table:number-columns-repeated="16"/>
          <table:table-cell ns41:value-type="float" office:value="1" office:value-type="float">
            <text:p>1</text:p>
          </table:table-cell>
          <table:table-cell table:number-columns-repeated="4"/>
          <table:table-cell ns41:value-type="float" office:value="1" office:value-type="float">
            <text:p>1</text:p>
          </table:table-cell>
          <table:table-cell table:number-columns-repeated="4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7"/>
          <table:table-cell ns41:value-type="float" table:style-name="TL Data" office:value="2" office:value-type="float">
            <text:p>2</text:p>
          </table:table-cell>
          <table:table-cell table:style-name="TL Data" table:number-columns-repeated="29"/>
          <table:table-cell ns41:value-type="float" table:style-name="TL Data" office:value="1" office:value-type="float">
            <text:p>1</text:p>
          </table:table-cell>
          <table:table-cell table:style-name="TL Data" table:number-columns-repeated="7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37"/>
          <table:table-cell ns41:value-type="float" table:style-name="TL Data" office:value="1" office:value-type="float">
            <text:p>1</text:p>
          </table:table-cell>
          <table:table-cell table:style-name="TL Data" table:number-columns-repeated="46"/>
          <table:table-cell ns41:value-type="float" office:value="1" office:value-type="float">
            <text:p>1</text:p>
          </table:table-cell>
          <table:table-cell table:number-columns-repeated="28"/>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0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29"/>
          <table:table-cell ns41:value-type="float" table:style-name="TL Data" office:value="1" office:value-type="float">
            <text:p>1</text:p>
          </table:table-cell>
          <table:table-cell table:style-name="TL Data" table:number-columns-repeated="7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100"/>
          <table:table-cell ns41:value-type="float" office:value="1" office:value-type="float">
            <text:p>1</text:p>
          </table:table-cell>
          <table:table-cell table:number-columns-repeated="4"/>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number-columns-repeated="10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36"/>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number-columns-repeated="65"/>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107"/>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34"/>
          <table:table-cell ns41:value-type="float" table:style-name="TL Data" office:value="1" office:value-type="float">
            <text:p>1</text:p>
          </table:table-cell>
          <table:table-cell table:style-name="TL Data" table:number-columns-repeated="78"/>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style-name="ce29"/>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style-name="ce29"/>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5">
          <table:table-cell ns41:value-type="string" table:number-rows-spanned="1" table:style-name="TL RowHeader" table:number-columns-spanned="2" office:value-type="string">
            <text:p>Onbekend</text:p>
          </table:table-cell>
          <table:covered-table-cell table:style-name="ce21"/>
          <table:table-cell/>
          <table:table-cell table:style-name="TL Data"/>
          <table:table-cell table:style-name="TL Data" table:number-columns-repeated="113"/>
          <table:table-cell table:style-name="ce20"/>
          <table:table-cell ns41:value-type="string" table:style-name="ce85" office:value-type="string">
            <text:p>VT_1889</text:p>
          </table:table-cell>
          <table:table-cell ns41:value-type="string" table:style-name="ce90" office:value-type="string">
            <text:p>08_H6</text:p>
          </table:table-cell>
          <table:table-cell ns41:value-type="string" table:style-name="ce93" office:value-type="string">
            <text:p>494, 495, 498, 499</text:p>
          </table:table-cell>
          <table:table-cell ns41:value-type="string" table:style-name="ce100" office:value-type="string">
            <text:p>270084, 270086</text:p>
          </table:table-cell>
          <table:table-cell table:number-columns-repeated="902"/>
        </table:table-row>
        <table:table-row table:style-name="ro6">
          <table:table-cell ns41:value-type="string" table:number-rows-spanned="1" table:style-name="TL RowHeader" table:number-columns-spanned="2" office:value-type="string">
            <text:p>Totaal </text:p>
          </table:table-cell>
          <table:covered-table-cell table:style-name="ce22"/>
          <table:table-cell/>
          <table:table-cell table:style-name="TL Data"/>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01" office:value-type="float">
            <text:p>201</text:p>
          </table:table-cell>
          <table:table-cell ns41:value-type="float" table:style-name="TL Data" office:value="83" office:value-type="float">
            <text:p>83</text:p>
          </table:table-cell>
          <table:table-cell ns41:value-type="float" table:style-name="TL Data" office:value="168" office:value-type="float">
            <text:p>168</text:p>
          </table:table-cell>
          <table:table-cell ns41:value-type="float" table:style-name="TL Data" office:value="57" office:value-type="float">
            <text:p>57</text:p>
          </table:table-cell>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3" office:value-type="float">
            <text:p>1</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4" office:value-type="float">
            <text:p>1</text:p>
          </table:table-cell>
          <table:table-cell table:style-name="TL Data"/>
          <table:table-cell ns41:value-type="float" office:value="1" table:style-name="TL Data" table:number-columns-repeated="3" office:value-type="float">
            <text:p>1</text:p>
          </table:table-cell>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8" office:value-type="float">
            <text:p>18</text:p>
          </table:table-cell>
          <table:table-cell ns41:value-type="float" table:style-name="TL Data" office:value="6" office:value-type="float">
            <text:p>6</text:p>
          </table:table-cell>
          <table:table-cell ns41:value-type="float" table:style-name="TL Data" office:value="13" office:value-type="float">
            <text:p>13</text:p>
          </table:table-cell>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ce46"/>
          <table:table-cell ns41:value-type="float" table:style-name="ce46" office:value="1" office:value-type="float">
            <text:p>1</text:p>
          </table:table-cell>
          <table:table-cell table:style-name="ce46"/>
          <table:table-cell ns41:value-type="float" table:style-name="ce46" office:value="3" office:value-type="float">
            <text:p>3</text:p>
          </table:table-cell>
          <table:table-cell ns41:value-type="float" table:style-name="ce46" office:value="2" office:value-type="float">
            <text:p>2</text:p>
          </table:table-cell>
          <table:table-cell ns41:value-type="float" table:style-name="ce46" office:value="1" office:value-type="float">
            <text:p>1</text:p>
          </table:table-cell>
          <table:table-cell table:style-name="ce46"/>
          <table:table-cell ns41:value-type="float" table:style-name="ce46" office:value="1" office:value-type="float">
            <text:p>1</text:p>
          </table:table-cell>
          <table:table-cell/>
          <table:table-cell ns41:value-type="float" office:value="1" table:style-name="ce30" table:number-columns-repeated="4" office:value-type="float">
            <text:p>1</text:p>
          </table:table-cell>
          <table:table-cell ns41:value-type="float" table:style-name="ce30" office:value="3" office:value-type="float">
            <text:p>3</text:p>
          </table:table-cell>
          <table:table-cell ns41:value-type="float" table:style-name="ce30" office:value="4" office:value-type="float">
            <text:p>4</text:p>
          </table:table-cell>
          <table:table-cell table:style-name="ce30"/>
          <table:table-cell ns41:value-type="float" table:style-name="ce30" office:value="3" office:value-type="float">
            <text:p>3</text:p>
          </table:table-cell>
          <table:table-cell ns41:value-type="float" table:style-name="ce30" office:value="2" office:value-type="float">
            <text:p>2</text:p>
          </table:table-cell>
          <table:table-cell table:style-name="ce30"/>
          <table:table-cell ns41:value-type="float" office:value="1" table:style-name="ce30" table:number-columns-repeated="3" office:value-type="float">
            <text:p>1</text:p>
          </table:table-cell>
          <table:table-cell table:style-name="ce30"/>
          <table:table-cell ns41:value-type="float" office:value="1" table:style-name="ce30" table:number-columns-repeated="2" office:value-type="float">
            <text:p>1</text:p>
          </table:table-cell>
          <table:table-cell ns41:value-type="float" table:style-name="ce30" office:value="2" office:value-type="float">
            <text:p>2</text:p>
          </table:table-cell>
          <table:table-cell table:style-name="ce30"/>
          <table:table-cell ns41:value-type="float" table:style-name="ce30" office:value="1" office:value-type="float">
            <text:p>1</text:p>
          </table:table-cell>
          <table:table-cell ns41:value-type="float" table:style-name="ce30" office:value="2" office:value-type="float">
            <text:p>2</text:p>
          </table:table-cell>
          <table:table-cell table:style-name="ce30" table:number-columns-repeated="2"/>
          <table:table-cell ns41:value-type="float" table:style-name="ce30" office:value="1" office:value-type="float">
            <text:p>1</text:p>
          </table:table-cell>
          <table:table-cell ns41:value-type="float" table:style-name="ce30" office:value="3" office:value-type="float">
            <text:p>3</text:p>
          </table:table-cell>
          <table:table-cell table:style-name="ce30" table:number-columns-repeated="2"/>
          <table:table-cell ns41:value-type="float" table:style-name="ce30" office:value="2" office:value-type="float">
            <text:p>2</text:p>
          </table:table-cell>
          <table:table-cell table:style-name="ce30"/>
          <table:table-cell ns41:value-type="float" office:value="1" table:style-name="ce30" table:number-columns-repeated="2" office:value-type="float">
            <text:p>1</text:p>
          </table:table-cell>
          <table:table-cell ns41:value-type="float" table:style-name="ce30" office:value="4" office:value-type="float">
            <text:p>4</text:p>
          </table:table-cell>
          <table:table-cell table:style-name="ce30"/>
          <table:table-cell ns41:value-type="float" office:value="1" table:style-name="ce30" table:number-columns-repeated="6" office:value-type="float">
            <text:p>1</text:p>
          </table:table-cell>
          <table:table-cell table:style-name="ce30"/>
          <table:table-cell ns41:value-type="float" table:style-name="ce30" office:value="2" office:value-type="float">
            <text:p>2</text:p>
          </table:table-cell>
          <table:table-cell table:style-name="ce30"/>
          <table:table-cell ns41:value-type="float" table:style-name="ce30" office:value="1" office:value-type="float">
            <text:p>1</text:p>
          </table:table-cell>
          <table:table-cell table:style-name="ce30"/>
          <table:table-cell ns41:value-type="float" table:style-name="ce30" office:value="1" office:value-type="float">
            <text:p>1</text:p>
          </table:table-cell>
          <table:table-cell table:style-name="ce30"/>
          <table:table-cell ns41:value-type="float" table:style-name="ce30" office:value="3" office:value-type="float">
            <text:p>3</text:p>
          </table:table-cell>
          <table:table-cell ns41:value-type="float" table:style-name="ce30" office:value="4" office:value-type="float">
            <text:p>4</text:p>
          </table:table-cell>
          <table:table-cell ns41:value-type="float" table:style-name="ce30" office:value="1" office:value-type="float">
            <text:p>1</text:p>
          </table:table-cell>
          <table:table-cell table:style-name="ce30" table:number-columns-repeated="2"/>
          <table:table-cell ns41:value-type="float" table:style-name="ce30" office:value="1" office:value-type="float">
            <text:p>1</text:p>
          </table:table-cell>
          <table:table-cell ns41:value-type="float" table:style-name="ce75" office:value="1" office:value-type="float">
            <text:p>1</text:p>
          </table:table-cell>
          <table:table-cell ns41:value-type="string" table:style-name="ce86" office:value-type="string">
            <text:p>VT_1889</text:p>
          </table:table-cell>
          <table:table-cell ns41:value-type="string" table:style-name="ce91" office:value-type="string">
            <text:p>08_H6</text:p>
          </table:table-cell>
          <table:table-cell ns41:value-type="string" table:style-name="ce94" office:value-type="string">
            <text:p>494, 495, 498, 499</text:p>
          </table:table-cell>
          <table:table-cell ns41:value-type="string" table:style-name="ce101" office:value-type="string">
            <text:p>270084, 270086</text:p>
          </table:table-cell>
          <table:table-cell table:number-columns-repeated="902"/>
        </table:table-row>
        <table:table-row table:style-name="ro5">
          <table:table-cell ns41:value-type="string" table:style-name="ce10" office:value-type="string">
            <text:p>CBS nummer</text:p>
          </table:table-cell>
          <table:table-cell table:style-name="ce23"/>
          <table:table-cell/>
          <table:table-cell table:number-rows-spanned="1" office:value-type="float" office:value="358" table:style-name="ce37" table:number-columns-spanned="2" ns41:value-type="float">
            <text:p>358</text:p>
          </table:table-cell>
          <table:covered-table-cell table:style-name="ce47"/>
          <table:table-cell table:number-rows-spanned="1" office:value-type="float" office:value="359" table:style-name="ce52" table:number-columns-spanned="2" ns41:value-type="float">
            <text:p>359</text:p>
          </table:table-cell>
          <table:covered-table-cell table:style-name="ce47"/>
          <table:table-cell table:number-rows-spanned="1" office:value-type="float" office:value="361" table:style-name="ce52" table:number-columns-spanned="2" ns41:value-type="float">
            <text:p>361</text:p>
          </table:table-cell>
          <table:covered-table-cell table:style-name="ce47"/>
          <table:table-cell table:number-rows-spanned="1" office:value-type="float" office:value="363" table:style-name="ce52" table:number-columns-spanned="4" ns41:value-type="float">
            <text:p>363</text:p>
          </table:table-cell>
          <table:covered-table-cell table:style-name="ce47" table:number-columns-repeated="3"/>
          <table:table-cell table:number-rows-spanned="1" office:value-type="float" office:value="364" table:style-name="ce52" table:number-columns-spanned="2" ns41:value-type="float">
            <text:p>364</text:p>
          </table:table-cell>
          <table:covered-table-cell table:style-name="ce47"/>
          <table:table-cell table:number-rows-spanned="1" office:value-type="float" office:value="366" table:style-name="ce52" table:number-columns-spanned="2" ns41:value-type="float">
            <text:p>366</text:p>
          </table:table-cell>
          <table:covered-table-cell table:style-name="ce47"/>
          <table:table-cell table:number-rows-spanned="1" office:value-type="float" office:value="373" table:style-name="ce52" table:number-columns-spanned="2" ns41:value-type="float">
            <text:p>373</text:p>
          </table:table-cell>
          <table:covered-table-cell table:style-name="ce47"/>
          <table:table-cell table:number-rows-spanned="1" office:value-type="float" office:value="375" table:style-name="ce52" table:number-columns-spanned="2" ns41:value-type="float">
            <text:p>375</text:p>
          </table:table-cell>
          <table:covered-table-cell table:style-name="ce47"/>
          <table:table-cell table:number-rows-spanned="1" office:value-type="float" office:value="376" table:style-name="ce52" table:number-columns-spanned="3" ns41:value-type="float">
            <text:p>376</text:p>
          </table:table-cell>
          <table:covered-table-cell table:style-name="ce62" table:number-columns-repeated="2"/>
          <table:table-cell table:number-rows-spanned="1" office:value-type="float" office:value="377" table:style-name="ce52" table:number-columns-spanned="2" ns41:value-type="float">
            <text:p>377</text:p>
          </table:table-cell>
          <table:covered-table-cell table:style-name="ce47"/>
          <table:table-cell table:number-rows-spanned="1" office:value-type="float" office:value="380" table:style-name="ce52" table:number-columns-spanned="2" ns41:value-type="float">
            <text:p>380</text:p>
          </table:table-cell>
          <table:covered-table-cell table:style-name="ce47"/>
          <table:table-cell table:number-rows-spanned="1" office:value-type="float" office:value="381" table:style-name="ce52" table:number-columns-spanned="3" ns41:value-type="float">
            <text:p>381</text:p>
          </table:table-cell>
          <table:covered-table-cell table:style-name="ce62" table:number-columns-repeated="2"/>
          <table:table-cell table:number-rows-spanned="1" office:value-type="float" office:value="383" table:style-name="ce52" table:number-columns-spanned="2" ns41:value-type="float">
            <text:p>383</text:p>
          </table:table-cell>
          <table:covered-table-cell table:style-name="ce47"/>
          <table:table-cell table:number-rows-spanned="1" office:value-type="float" office:value="1315" table:style-name="ce52" table:number-columns-spanned="2" ns41:value-type="float">
            <text:p>1315</text:p>
          </table:table-cell>
          <table:covered-table-cell table:style-name="ce47"/>
          <table:table-cell table:number-rows-spanned="1" office:value-type="float" office:value="386" table:style-name="ce52" table:number-columns-spanned="2" ns41:value-type="float">
            <text:p>386</text:p>
          </table:table-cell>
          <table:covered-table-cell table:style-name="ce47"/>
          <table:table-cell table:number-rows-spanned="1" office:value-type="float" office:value="388" table:style-name="ce52" table:number-columns-spanned="2" ns41:value-type="float">
            <text:p>388</text:p>
          </table:table-cell>
          <table:covered-table-cell table:style-name="ce47"/>
          <table:table-cell table:number-rows-spanned="1" office:value-type="float" office:value="392" table:style-name="ce52" table:number-columns-spanned="4" ns41:value-type="float">
            <text:p>392</text:p>
          </table:table-cell>
          <table:covered-table-cell table:style-name="ce47" table:number-columns-repeated="3"/>
          <table:table-cell table:number-rows-spanned="1" office:value-type="float" office:value="394" table:style-name="ce52" table:number-columns-spanned="3" ns41:value-type="float">
            <text:p>394</text:p>
          </table:table-cell>
          <table:covered-table-cell table:style-name="ce62" table:number-columns-repeated="2"/>
          <table:table-cell table:number-rows-spanned="1" office:value-type="float" office:value="396" table:style-name="ce52" table:number-columns-spanned="2" ns41:value-type="float">
            <text:p>396</text:p>
          </table:table-cell>
          <table:covered-table-cell table:style-name="ce47"/>
          <table:table-cell table:number-rows-spanned="1" office:value-type="float" office:value="397" table:style-name="ce52" table:number-columns-spanned="2" ns41:value-type="float">
            <text:p>397</text:p>
          </table:table-cell>
          <table:covered-table-cell table:style-name="ce47"/>
          <table:table-cell table:number-rows-spanned="1" office:value-type="float" office:value="398" table:style-name="ce52" table:number-columns-spanned="2" ns41:value-type="float">
            <text:p>398</text:p>
          </table:table-cell>
          <table:covered-table-cell table:style-name="ce47"/>
          <table:table-cell table:number-rows-spanned="1" office:value-type="float" office:value="399" table:style-name="ce52" table:number-columns-spanned="2" ns41:value-type="float">
            <text:p>399</text:p>
          </table:table-cell>
          <table:covered-table-cell table:style-name="ce47"/>
          <table:table-cell table:number-rows-spanned="1" office:value-type="float" office:value="400" table:style-name="ce52" table:number-columns-spanned="3" ns41:value-type="float">
            <text:p>400</text:p>
          </table:table-cell>
          <table:covered-table-cell table:style-name="ce62" table:number-columns-repeated="2"/>
          <table:table-cell table:number-rows-spanned="1" office:value-type="float" office:value="405" table:style-name="ce52" table:number-columns-spanned="2" ns41:value-type="float">
            <text:p>405</text:p>
          </table:table-cell>
          <table:covered-table-cell table:style-name="ce47"/>
          <table:table-cell table:number-rows-spanned="1" office:value-type="float" office:value="411" table:style-name="ce52" table:number-columns-spanned="2" ns41:value-type="float">
            <text:p>411</text:p>
          </table:table-cell>
          <table:covered-table-cell table:style-name="ce47"/>
          <table:table-cell table:number-rows-spanned="1" office:value-type="float" office:value="420" table:style-name="ce52" table:number-columns-spanned="2" ns41:value-type="float">
            <text:p>420</text:p>
          </table:table-cell>
          <table:covered-table-cell table:style-name="ce47"/>
          <table:table-cell table:number-rows-spanned="1" office:value-type="float" office:value="423" table:style-name="ce52" table:number-columns-spanned="2" ns41:value-type="float">
            <text:p>423</text:p>
          </table:table-cell>
          <table:covered-table-cell table:style-name="ce47"/>
          <table:table-cell table:number-rows-spanned="1" office:value-type="float" office:value="425" table:style-name="ce52" table:number-columns-spanned="2" ns41:value-type="float">
            <text:p>425</text:p>
          </table:table-cell>
          <table:covered-table-cell table:style-name="ce47"/>
          <table:table-cell table:number-rows-spanned="1" office:value-type="float" office:value="1120" table:style-name="ce52" table:number-columns-spanned="3" ns41:value-type="float">
            <text:p>1120</text:p>
          </table:table-cell>
          <table:covered-table-cell table:style-name="ce62" table:number-columns-repeated="2"/>
          <table:table-cell table:number-rows-spanned="1" office:value-type="float" office:value="1249" table:style-name="ce52" table:number-columns-spanned="2" ns41:value-type="float">
            <text:p>1249</text:p>
          </table:table-cell>
          <table:covered-table-cell table:style-name="ce47"/>
          <table:table-cell table:number-rows-spanned="1" office:value-type="float" office:value="431" table:style-name="ce52" table:number-columns-spanned="3" ns41:value-type="float">
            <text:p>431</text:p>
          </table:table-cell>
          <table:covered-table-cell table:style-name="ce62" table:number-columns-repeated="2"/>
          <table:table-cell table:number-rows-spanned="1" office:value-type="float" office:value="433" table:style-name="ce52" table:number-columns-spanned="2" ns41:value-type="float">
            <text:p>433</text:p>
          </table:table-cell>
          <table:covered-table-cell table:style-name="ce47"/>
          <table:table-cell table:number-rows-spanned="1" office:value-type="float" office:value="439" table:style-name="ce52" table:number-columns-spanned="2" ns41:value-type="float">
            <text:p>439</text:p>
          </table:table-cell>
          <table:covered-table-cell table:style-name="ce47"/>
          <table:table-cell table:number-rows-spanned="1" office:value-type="float" office:value="1157" table:style-name="ce52" table:number-columns-spanned="2" ns41:value-type="float">
            <text:p>1157</text:p>
          </table:table-cell>
          <table:covered-table-cell table:style-name="ce47"/>
          <table:table-cell table:number-rows-spanned="1" office:value-type="float" office:value="440" table:style-name="ce52" table:number-columns-spanned="2" ns41:value-type="float">
            <text:p>440</text:p>
          </table:table-cell>
          <table:covered-table-cell table:style-name="ce47"/>
          <table:table-cell table:number-rows-spanned="1" office:value-type="float" office:value="443" table:style-name="ce52" table:number-columns-spanned="2" ns41:value-type="float">
            <text:p>443</text:p>
          </table:table-cell>
          <table:covered-table-cell table:style-name="ce47"/>
          <table:table-cell table:number-rows-spanned="1" office:value-type="float" office:value="444" table:style-name="ce52" table:number-columns-spanned="2" ns41:value-type="float">
            <text:p>444</text:p>
          </table:table-cell>
          <table:covered-table-cell table:style-name="ce47"/>
          <table:table-cell table:number-rows-spanned="1" office:value-type="float" office:value="1186" table:style-name="ce52" table:number-columns-spanned="2" ns41:value-type="float">
            <text:p>1186</text:p>
          </table:table-cell>
          <table:covered-table-cell table:style-name="ce47"/>
          <table:table-cell table:number-rows-spanned="1" office:value-type="float" office:value="93" table:style-name="ce52" table:number-columns-spanned="2" ns41:value-type="float">
            <text:p>93</text:p>
          </table:table-cell>
          <table:covered-table-cell table:style-name="ce47"/>
          <table:table-cell table:number-rows-spanned="1" office:value-type="float" office:value="448" table:style-name="ce52" table:number-columns-spanned="2" ns41:value-type="float">
            <text:p>448</text:p>
          </table:table-cell>
          <table:covered-table-cell table:style-name="ce47"/>
          <table:table-cell table:number-rows-spanned="1" office:value-type="float" office:value="184" table:style-name="ce52" table:number-columns-spanned="2" ns41:value-type="float">
            <text:p>184</text:p>
          </table:table-cell>
          <table:covered-table-cell table:style-name="ce47"/>
          <table:table-cell table:number-rows-spanned="1" office:value-type="float" office:value="453" table:style-name="ce52" table:number-columns-spanned="2" ns41:value-type="float">
            <text:p>453</text:p>
          </table:table-cell>
          <table:covered-table-cell table:style-name="ce47"/>
          <table:table-cell table:number-rows-spanned="1" office:value-type="float" office:value="455" table:style-name="ce52" table:number-columns-spanned="2" ns41:value-type="float">
            <text:p>455</text:p>
          </table:table-cell>
          <table:covered-table-cell table:style-name="ce47"/>
          <table:table-cell table:number-rows-spanned="1" office:value-type="float" office:value="457" table:style-name="ce52" table:number-columns-spanned="3" ns41:value-type="float">
            <text:p>457</text:p>
          </table:table-cell>
          <table:covered-table-cell table:style-name="ce62" table:number-columns-repeated="2"/>
          <table:table-cell table:number-rows-spanned="1" office:value-type="float" office:value="459" table:style-name="ce52" table:number-columns-spanned="3" ns41:value-type="float">
            <text:p>459</text:p>
          </table:table-cell>
          <table:covered-table-cell table:style-name="ce62" table:number-columns-repeated="2"/>
          <table:table-cell table:number-rows-spanned="1" office:value-type="float" office:value="462" table:style-name="ce52" table:number-columns-spanned="2" ns41:value-type="float">
            <text:p>462</text:p>
          </table:table-cell>
          <table:covered-table-cell table:style-name="ce47"/>
          <table:table-cell table:number-rows-spanned="1" office:value-type="float" office:value="464" table:style-name="ce52" table:number-columns-spanned="2" ns41:value-type="float">
            <text:p>464</text:p>
          </table:table-cell>
          <table:covered-table-cell table:style-name="ce47"/>
          <table:table-cell table:number-rows-spanned="1" office:value-type="float" office:value="1229" table:style-name="ce52" table:number-columns-spanned="2" ns41:value-type="float">
            <text:p>1229</text:p>
          </table:table-cell>
          <table:covered-table-cell table:style-name="ce47"/>
          <table:table-cell table:number-rows-spanned="1" office:value-type="float" office:value="471" table:style-name="ce52" table:number-columns-spanned="2" ns41:value-type="float">
            <text:p>471</text:p>
          </table:table-cell>
          <table:covered-table-cell table:style-name="ce47"/>
          <table:table-cell table:number-rows-spanned="1" office:value-type="float" office:value="473" table:style-name="ce52" table:number-columns-spanned="2" ns41:value-type="float">
            <text:p>473</text:p>
          </table:table-cell>
          <table:covered-table-cell table:style-name="ce47"/>
          <table:table-cell table:number-rows-spanned="1" office:value-type="float" office:value="1238" table:style-name="ce68" table:number-columns-spanned="3" ns41:value-type="float">
            <text:p>1238</text:p>
          </table:table-cell>
          <table:covered-table-cell table:style-name="ce62"/>
          <table:covered-table-cell table:style-name="ce76"/>
          <table:table-cell table:number-columns-repeated="906"/>
        </table:table-row>
        <table:table-row table:style-name="ro5">
          <table:table-cell ns41:value-type="string" table:style-name="ce11" office:value-type="string">
            <text:p>Amsterdamse code</text:p>
          </table:table-cell>
          <table:table-cell table:style-name="ce24"/>
          <table:table-cell/>
          <table:table-cell table:number-rows-spanned="1" office:value-type="float" office:value="11264" table:style-name="ce38" table:number-columns-spanned="2" ns41:value-type="float">
            <text:p>11264</text:p>
          </table:table-cell>
          <table:covered-table-cell table:style-name="ce48"/>
          <table:table-cell table:number-rows-spanned="1" office:value-type="float" office:value="10439" table:style-name="ce53" table:number-columns-spanned="2" ns41:value-type="float">
            <text:p>10439</text:p>
          </table:table-cell>
          <table:covered-table-cell table:style-name="ce48"/>
          <table:table-cell table:number-rows-spanned="1" office:value-type="float" office:value="10527" table:style-name="ce53" table:number-columns-spanned="2" ns41:value-type="float">
            <text:p>10527</text:p>
          </table:table-cell>
          <table:covered-table-cell table:style-name="ce48"/>
          <table:table-cell table:number-rows-spanned="1" office:value-type="float" office:value="11150" table:style-name="ce53" table:number-columns-spanned="4" ns41:value-type="float">
            <text:p>11150</text:p>
          </table:table-cell>
          <table:covered-table-cell table:style-name="ce48" table:number-columns-repeated="3"/>
          <table:table-cell table:number-rows-spanned="1" office:value-type="float" office:value="10822" table:style-name="ce53" table:number-columns-spanned="2" ns41:value-type="float">
            <text:p>10822</text:p>
          </table:table-cell>
          <table:covered-table-cell table:style-name="ce48"/>
          <table:table-cell table:number-rows-spanned="1" office:value-type="float" office:value="10344" table:style-name="ce53" table:number-columns-spanned="2" ns41:value-type="float">
            <text:p>10344</text:p>
          </table:table-cell>
          <table:covered-table-cell table:style-name="ce48"/>
          <table:table-cell table:number-rows-spanned="1" office:value-type="float" office:value="11424" table:style-name="ce53" table:number-columns-spanned="2" ns41:value-type="float">
            <text:p>11424</text:p>
          </table:table-cell>
          <table:covered-table-cell table:style-name="ce48"/>
          <table:table-cell table:number-rows-spanned="1" office:value-type="float" office:value="10272" table:style-name="ce53" table:number-columns-spanned="2" ns41:value-type="float">
            <text:p>10272</text:p>
          </table:table-cell>
          <table:covered-table-cell table:style-name="ce48"/>
          <table:table-cell table:number-rows-spanned="1" office:value-type="float" office:value="10493" table:style-name="ce53" table:number-columns-spanned="3" ns41:value-type="float">
            <text:p>10493</text:p>
          </table:table-cell>
          <table:covered-table-cell table:style-name="ce48" table:number-columns-repeated="2"/>
          <table:table-cell table:number-rows-spanned="1" office:value-type="float" office:value="10850" table:style-name="ce53" table:number-columns-spanned="2" ns41:value-type="float">
            <text:p>10850</text:p>
          </table:table-cell>
          <table:covered-table-cell table:style-name="ce48"/>
          <table:table-cell table:number-rows-spanned="1" office:value-type="float" office:value="10289" table:style-name="ce53" table:number-columns-spanned="2" ns41:value-type="float">
            <text:p>10289</text:p>
          </table:table-cell>
          <table:covered-table-cell table:style-name="ce48"/>
          <table:table-cell table:number-rows-spanned="1" office:value-type="float" office:value="10281" table:style-name="ce53" table:number-columns-spanned="3" ns41:value-type="float">
            <text:p>10281</text:p>
          </table:table-cell>
          <table:covered-table-cell table:style-name="ce48" table:number-columns-repeated="2"/>
          <table:table-cell table:number-rows-spanned="1" office:value-type="float" office:value="11287" table:style-name="ce53" table:number-columns-spanned="2" ns41:value-type="float">
            <text:p>11287</text:p>
          </table:table-cell>
          <table:covered-table-cell table:style-name="ce48"/>
          <table:table-cell table:number-rows-spanned="1" office:value-type="float" office:value="10884" table:style-name="ce53" table:number-columns-spanned="2" ns41:value-type="float">
            <text:p>10884</text:p>
          </table:table-cell>
          <table:covered-table-cell table:style-name="ce48"/>
          <table:table-cell table:number-rows-spanned="1" office:value-type="float" office:value="10421" table:style-name="ce53" table:number-columns-spanned="2" ns41:value-type="float">
            <text:p>10421</text:p>
          </table:table-cell>
          <table:covered-table-cell table:style-name="ce48"/>
          <table:table-cell table:number-rows-spanned="1" office:value-type="float" office:value="10729" table:style-name="ce53" table:number-columns-spanned="2" ns41:value-type="float">
            <text:p>10729</text:p>
          </table:table-cell>
          <table:covered-table-cell table:style-name="ce48"/>
          <table:table-cell table:number-rows-spanned="1" office:value-type="float" office:value="10357" table:style-name="ce53" table:number-columns-spanned="4" ns41:value-type="float">
            <text:p>10357</text:p>
          </table:table-cell>
          <table:covered-table-cell table:style-name="ce48" table:number-columns-repeated="3"/>
          <table:table-cell table:number-rows-spanned="1" office:value-type="float" office:value="11387" table:style-name="ce53" table:number-columns-spanned="3" ns41:value-type="float">
            <text:p>11387</text:p>
          </table:table-cell>
          <table:covered-table-cell table:style-name="ce48" table:number-columns-repeated="2"/>
          <table:table-cell table:number-rows-spanned="1" office:value-type="float" office:value="10679" table:style-name="ce53" table:number-columns-spanned="2" ns41:value-type="float">
            <text:p>10679</text:p>
          </table:table-cell>
          <table:covered-table-cell table:style-name="ce48"/>
          <table:table-cell table:number-rows-spanned="1" office:value-type="float" office:value="11288" table:style-name="ce53" table:number-columns-spanned="2" ns41:value-type="float">
            <text:p>11288</text:p>
          </table:table-cell>
          <table:covered-table-cell table:style-name="ce48"/>
          <table:table-cell table:number-rows-spanned="1" office:value-type="float" office:value="10752" table:style-name="ce53" table:number-columns-spanned="2" ns41:value-type="float">
            <text:p>10752</text:p>
          </table:table-cell>
          <table:covered-table-cell table:style-name="ce48"/>
          <table:table-cell table:number-rows-spanned="1" office:value-type="float" office:value="10793" table:style-name="ce53" table:number-columns-spanned="2" ns41:value-type="float">
            <text:p>10793</text:p>
          </table:table-cell>
          <table:covered-table-cell table:style-name="ce48"/>
          <table:table-cell table:number-rows-spanned="1" office:value-type="float" office:value="10285" table:style-name="ce53" table:number-columns-spanned="3" ns41:value-type="float">
            <text:p>10285</text:p>
          </table:table-cell>
          <table:covered-table-cell table:style-name="ce48" table:number-columns-repeated="2"/>
          <table:table-cell table:number-rows-spanned="1" office:value-type="float" office:value="11392" table:style-name="ce53" table:number-columns-spanned="2" ns41:value-type="float">
            <text:p>11392</text:p>
          </table:table-cell>
          <table:covered-table-cell table:style-name="ce48"/>
          <table:table-cell table:number-rows-spanned="1" office:value-type="float" office:value="10776" table:style-name="ce53" table:number-columns-spanned="2" ns41:value-type="float">
            <text:p>10776</text:p>
          </table:table-cell>
          <table:covered-table-cell table:style-name="ce48"/>
          <table:table-cell table:number-rows-spanned="1" office:value-type="float" office:value="11215" table:style-name="ce53" table:number-columns-spanned="2" ns41:value-type="float">
            <text:p>11215</text:p>
          </table:table-cell>
          <table:covered-table-cell table:style-name="ce48"/>
          <table:table-cell table:number-rows-spanned="1" office:value-type="float" office:value="10983" table:style-name="ce53" table:number-columns-spanned="2" ns41:value-type="float">
            <text:p>10983</text:p>
          </table:table-cell>
          <table:covered-table-cell table:style-name="ce48"/>
          <table:table-cell table:number-rows-spanned="1" office:value-type="float" office:value="10187" table:style-name="ce53" table:number-columns-spanned="2" ns41:value-type="float">
            <text:p>10187</text:p>
          </table:table-cell>
          <table:covered-table-cell table:style-name="ce48"/>
          <table:table-cell table:number-rows-spanned="1" office:value-type="float" office:value="10177" table:style-name="ce53" table:number-columns-spanned="3" ns41:value-type="float">
            <text:p>10177</text:p>
          </table:table-cell>
          <table:covered-table-cell table:style-name="ce48" table:number-columns-repeated="2"/>
          <table:table-cell table:number-rows-spanned="1" office:value-type="float" office:value="10799" table:style-name="ce53" table:number-columns-spanned="2" ns41:value-type="float">
            <text:p>10799</text:p>
          </table:table-cell>
          <table:covered-table-cell table:style-name="ce48"/>
          <table:table-cell table:number-rows-spanned="1" office:value-type="float" office:value="11303" table:style-name="ce53" table:number-columns-spanned="3" ns41:value-type="float">
            <text:p>11303</text:p>
          </table:table-cell>
          <table:covered-table-cell table:style-name="ce48" table:number-columns-repeated="2"/>
          <table:table-cell table:number-rows-spanned="1" office:value-type="float" office:value="10523" table:style-name="ce53" table:number-columns-spanned="2" ns41:value-type="float">
            <text:p>10523</text:p>
          </table:table-cell>
          <table:covered-table-cell table:style-name="ce48"/>
          <table:table-cell table:number-rows-spanned="1" office:value-type="float" office:value="11066" table:style-name="ce53" table:number-columns-spanned="2" ns41:value-type="float">
            <text:p>11066</text:p>
          </table:table-cell>
          <table:covered-table-cell table:style-name="ce48"/>
          <table:table-cell table:number-rows-spanned="1" office:value-type="float" office:value="10789" table:style-name="ce53" table:number-columns-spanned="2" ns41:value-type="float">
            <text:p>10789</text:p>
          </table:table-cell>
          <table:covered-table-cell table:style-name="ce48"/>
          <table:table-cell table:number-rows-spanned="1" office:value-type="float" office:value="11417" table:style-name="ce53" table:number-columns-spanned="2" ns41:value-type="float">
            <text:p>11417</text:p>
          </table:table-cell>
          <table:covered-table-cell table:style-name="ce48"/>
          <table:table-cell table:number-rows-spanned="1" office:value-type="float" office:value="10308" table:style-name="ce53" table:number-columns-spanned="2" ns41:value-type="float">
            <text:p>10308</text:p>
          </table:table-cell>
          <table:covered-table-cell table:style-name="ce48"/>
          <table:table-cell table:number-rows-spanned="1" office:value-type="float" office:value="10627" table:style-name="ce53" table:number-columns-spanned="2" ns41:value-type="float">
            <text:p>10627</text:p>
          </table:table-cell>
          <table:covered-table-cell table:style-name="ce48"/>
          <table:table-cell table:number-rows-spanned="1" office:value-type="float" office:value="10063" table:style-name="ce53" table:number-columns-spanned="2" ns41:value-type="float">
            <text:p>10063</text:p>
          </table:table-cell>
          <table:covered-table-cell table:style-name="ce48"/>
          <table:table-cell table:number-rows-spanned="1" office:value-type="float" office:value="11210" table:style-name="ce53" table:number-columns-spanned="2" ns41:value-type="float">
            <text:p>11210</text:p>
          </table:table-cell>
          <table:covered-table-cell table:style-name="ce48"/>
          <table:table-cell table:number-rows-spanned="1" office:value-type="float" office:value="10237" table:style-name="ce53" table:number-columns-spanned="2" ns41:value-type="float">
            <text:p>10237</text:p>
          </table:table-cell>
          <table:covered-table-cell table:style-name="ce48"/>
          <table:table-cell table:number-rows-spanned="1" office:value-type="float" office:value="10783" table:style-name="ce53" table:number-columns-spanned="2" ns41:value-type="float">
            <text:p>10783</text:p>
          </table:table-cell>
          <table:covered-table-cell table:style-name="ce48"/>
          <table:table-cell table:number-rows-spanned="1" office:value-type="float" office:value="10620" table:style-name="ce53" table:number-columns-spanned="2" ns41:value-type="float">
            <text:p>10620</text:p>
          </table:table-cell>
          <table:covered-table-cell table:style-name="ce48"/>
          <table:table-cell table:number-rows-spanned="1" office:value-type="float" office:value="11073" table:style-name="ce53" table:number-columns-spanned="2" ns41:value-type="float">
            <text:p>11073</text:p>
          </table:table-cell>
          <table:covered-table-cell table:style-name="ce48"/>
          <table:table-cell table:number-rows-spanned="1" office:value-type="float" office:value="10773" table:style-name="ce53" table:number-columns-spanned="3" ns41:value-type="float">
            <text:p>10773</text:p>
          </table:table-cell>
          <table:covered-table-cell table:style-name="ce48" table:number-columns-repeated="2"/>
          <table:table-cell table:number-rows-spanned="1" office:value-type="float" office:value="11270" table:style-name="ce53" table:number-columns-spanned="3" ns41:value-type="float">
            <text:p>11270</text:p>
          </table:table-cell>
          <table:covered-table-cell table:style-name="ce48" table:number-columns-repeated="2"/>
          <table:table-cell table:number-rows-spanned="1" office:value-type="float" office:value="11277" table:style-name="ce53" table:number-columns-spanned="2" ns41:value-type="float">
            <text:p>11277</text:p>
          </table:table-cell>
          <table:covered-table-cell table:style-name="ce48"/>
          <table:table-cell table:number-rows-spanned="1" office:value-type="float" office:value="11164" table:style-name="ce53" table:number-columns-spanned="2" ns41:value-type="float">
            <text:p>11164</text:p>
          </table:table-cell>
          <table:covered-table-cell table:style-name="ce48"/>
          <table:table-cell table:number-rows-spanned="1" office:value-type="float" office:value="11366" table:style-name="ce53" table:number-columns-spanned="2" ns41:value-type="float">
            <text:p>11366</text:p>
          </table:table-cell>
          <table:covered-table-cell table:style-name="ce48"/>
          <table:table-cell table:number-rows-spanned="1" office:value-type="float" office:value="11044" table:style-name="ce53" table:number-columns-spanned="2" ns41:value-type="float">
            <text:p>11044</text:p>
          </table:table-cell>
          <table:covered-table-cell table:style-name="ce48"/>
          <table:table-cell table:number-rows-spanned="1" office:value-type="float" office:value="10910" table:style-name="ce53" table:number-columns-spanned="2" ns41:value-type="float">
            <text:p>10910</text:p>
          </table:table-cell>
          <table:covered-table-cell table:style-name="ce48"/>
          <table:table-cell table:number-rows-spanned="1" office:value-type="float" office:value="10159" table:style-name="ce69" table:number-columns-spanned="3" ns41:value-type="float">
            <text:p>10159</text:p>
          </table:table-cell>
          <table:covered-table-cell table:style-name="ce48"/>
          <table:covered-table-cell table:style-name="ce77"/>
          <table:table-cell table:number-columns-repeated="906"/>
        </table:table-row>
        <table:table-row table:style-name="ro5">
          <table:table-cell ns41:value-type="string" table:style-name="ce11" office:value-type="string">
            <text:p>Grootteklasse</text:p>
          </table:table-cell>
          <table:table-cell table:style-name="ce24"/>
          <table:table-cell/>
          <table:table-cell table:number-rows-spanned="1" office:value-type="float" office:value="4" table:style-name="ce38"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1" table:style-name="ce53" table:number-columns-spanned="4" ns41:value-type="float">
            <text:p>1</text:p>
          </table:table-cell>
          <table:covered-table-cell table:style-name="ce48" table:number-columns-repeated="3"/>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2" table:style-name="ce53" table:number-columns-spanned="4" ns41:value-type="float">
            <text:p>2</text:p>
          </table:table-cell>
          <table:covered-table-cell table:style-name="ce48" table:number-columns-repeated="3"/>
          <table:table-cell table:number-rows-spanned="1" office:value-type="float" office:value="3" table:style-name="ce53" table:number-columns-spanned="3" ns41:value-type="float">
            <text:p>3</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2" table:style-name="ce53" table:number-columns-spanned="3" ns41:value-type="float">
            <text:p>2</text:p>
          </table:table-cell>
          <table:covered-table-cell table:style-name="ce48" table:number-columns-repeated="2"/>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2" table:style-name="ce53" table:number-columns-spanned="2" ns41:value-type="float">
            <text:p>2</text:p>
          </table:table-cell>
          <table:covered-table-cell table:style-name="ce48"/>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3" ns41:value-type="float">
            <text:p>3</text:p>
          </table:table-cell>
          <table:covered-table-cell table:style-name="ce48" table:number-columns-repeated="2"/>
          <table:table-cell table:number-rows-spanned="1" office:value-type="float" office:value="4" table:style-name="ce53" table:number-columns-spanned="3" ns41:value-type="float">
            <text:p>4</text:p>
          </table:table-cell>
          <table:covered-table-cell table:style-name="ce48" table:number-columns-repeated="2"/>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3" table:style-name="ce53" table:number-columns-spanned="2" ns41:value-type="float">
            <text:p>3</text:p>
          </table:table-cell>
          <table:covered-table-cell table:style-name="ce48"/>
          <table:table-cell table:number-rows-spanned="1" office:value-type="float" office:value="4" table:style-name="ce53" table:number-columns-spanned="2" ns41:value-type="float">
            <text:p>4</text:p>
          </table:table-cell>
          <table:covered-table-cell table:style-name="ce48"/>
          <table:table-cell table:number-rows-spanned="1" office:value-type="float" office:value="4" table:style-name="ce69" table:number-columns-spanned="3" ns41:value-type="float">
            <text:p>4</text:p>
          </table:table-cell>
          <table:covered-table-cell table:style-name="ce48"/>
          <table:covered-table-cell table:style-name="ce77"/>
          <table:table-cell table:number-columns-repeated="906"/>
        </table:table-row>
        <table:table-row table:style-name="ro6">
          <table:table-cell ns41:value-type="string" table:style-name="ce12" office:value-type="string">
            <text:p>Provincie</text:p>
          </table:table-cell>
          <table:table-cell table:style-name="ce25"/>
          <table:table-cell/>
          <table:table-cell ns41:value-type="string" table:number-rows-spanned="1" table:style-name="ce39"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4" office:value-type="string">
            <text:p>NH</text:p>
          </table:table-cell>
          <table:covered-table-cell table:style-name="ce49" table:number-columns-repeated="3"/>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4" office:value-type="string">
            <text:p>NH</text:p>
          </table:table-cell>
          <table:covered-table-cell table:style-name="ce49" table:number-columns-repeated="3"/>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3" office:value-type="string">
            <text:p>NH</text:p>
          </table:table-cell>
          <table:covered-table-cell table:style-name="ce49" table:number-columns-repeated="2"/>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54" table:number-columns-spanned="2" office:value-type="string">
            <text:p>NH</text:p>
          </table:table-cell>
          <table:covered-table-cell table:style-name="ce49"/>
          <table:table-cell ns41:value-type="string" table:number-rows-spanned="1" table:style-name="ce70" table:number-columns-spanned="3" office:value-type="string">
            <text:p>NH</text:p>
          </table:table-cell>
          <table:covered-table-cell table:style-name="ce49"/>
          <table:covered-table-cell table:style-name="ce78"/>
          <table:table-cell table:number-columns-repeated="906"/>
        </table:table-row>
        <table:table-row table:style-name="ro5">
          <table:table-cell ns41:value-type="string" table:style-name="ce10" office:value-type="string">
            <text:p>Telling</text:p>
          </table:table-cell>
          <table:table-cell table:style-name="ce23"/>
          <table:table-cell/>
          <table:table-cell ns41:value-type="string" table:number-rows-spanned="1" table:style-name="ce37"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4" office:value-type="string">
            <text:p>VT_1889</text:p>
          </table:table-cell>
          <table:covered-table-cell table:style-name="ce47" table:number-columns-repeated="3"/>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4" office:value-type="string">
            <text:p>VT_1889</text:p>
          </table:table-cell>
          <table:covered-table-cell table:style-name="ce47" table:number-columns-repeated="3"/>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3" office:value-type="string">
            <text:p>VT_1889</text:p>
          </table:table-cell>
          <table:covered-table-cell table:style-name="ce62" table:number-columns-repeated="2"/>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52" table:number-columns-spanned="2" office:value-type="string">
            <text:p>VT_1889</text:p>
          </table:table-cell>
          <table:covered-table-cell table:style-name="ce47"/>
          <table:table-cell ns41:value-type="string" table:number-rows-spanned="1" table:style-name="ce68" table:number-columns-spanned="3" office:value-type="string">
            <text:p>VT_1889</text:p>
          </table:table-cell>
          <table:covered-table-cell table:style-name="ce62"/>
          <table:covered-table-cell table:style-name="ce76"/>
          <table:table-cell table:number-columns-repeated="906"/>
        </table:table-row>
        <table:table-row table:style-name="ro5">
          <table:table-cell ns41:value-type="string" table:style-name="ce11" office:value-type="string">
            <text:p>Tabel</text:p>
          </table:table-cell>
          <table:table-cell table:style-name="ce24"/>
          <table:table-cell/>
          <table:table-cell ns41:value-type="string" table:number-rows-spanned="1" table:style-name="ce38"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4" office:value-type="string">
            <text:p>08_H6</text:p>
          </table:table-cell>
          <table:covered-table-cell table:style-name="ce48" table:number-columns-repeated="3"/>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4" office:value-type="string">
            <text:p>08_H6</text:p>
          </table:table-cell>
          <table:covered-table-cell table:style-name="ce48" table:number-columns-repeated="3"/>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3" office:value-type="string">
            <text:p>08_H6</text:p>
          </table:table-cell>
          <table:covered-table-cell table:style-name="ce48" table:number-columns-repeated="2"/>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53" table:number-columns-spanned="2" office:value-type="string">
            <text:p>08_H6</text:p>
          </table:table-cell>
          <table:covered-table-cell table:style-name="ce48"/>
          <table:table-cell ns41:value-type="string" table:number-rows-spanned="1" table:style-name="ce69" table:number-columns-spanned="3" office:value-type="string">
            <text:p>08_H6</text:p>
          </table:table-cell>
          <table:covered-table-cell table:style-name="ce48"/>
          <table:covered-table-cell table:style-name="ce77"/>
          <table:table-cell table:number-columns-repeated="906"/>
        </table:table-row>
        <table:table-row table:style-name="ro5">
          <table:table-cell ns41:value-type="string" table:style-name="ce11" office:value-type="string">
            <text:p>Pagina's</text:p>
          </table:table-cell>
          <table:table-cell table:style-name="ce24"/>
          <table:table-cell/>
          <table:table-cell ns41:value-type="string" table:number-rows-spanned="1" table:style-name="ce38"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4" office:value-type="string">
            <text:p>492, 494</text:p>
          </table:table-cell>
          <table:covered-table-cell table:style-name="ce48" table:number-columns-repeated="3"/>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3" office:value-type="string">
            <text:p>492, 494</text:p>
          </table:table-cell>
          <table:covered-table-cell table:style-name="ce48" table:number-columns-repeated="2"/>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3" office:value-type="string">
            <text:p>492, 494</text:p>
          </table:table-cell>
          <table:covered-table-cell table:style-name="ce48" table:number-columns-repeated="2"/>
          <table:table-cell ns41:value-type="string" table:number-rows-spanned="1" table:style-name="ce53" table:number-columns-spanned="2" office:value-type="string">
            <text:p>492, 494</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4" office:value-type="string">
            <text:p>493, 495</text:p>
          </table:table-cell>
          <table:covered-table-cell table:style-name="ce48" table:number-columns-repeated="3"/>
          <table:table-cell ns41:value-type="string" table:number-rows-spanned="1" table:style-name="ce53" table:number-columns-spanned="3" office:value-type="string">
            <text:p>493, 495</text:p>
          </table:table-cell>
          <table:covered-table-cell table:style-name="ce48" table:number-columns-repeated="2"/>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3" office:value-type="string">
            <text:p>493, 495</text:p>
          </table:table-cell>
          <table:covered-table-cell table:style-name="ce48" table:number-columns-repeated="2"/>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3, 495</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3" office:value-type="string">
            <text:p>496, 498</text:p>
          </table:table-cell>
          <table:covered-table-cell table:style-name="ce48" table:number-columns-repeated="2"/>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3" office:value-type="string">
            <text:p>496, 498</text:p>
          </table:table-cell>
          <table:covered-table-cell table:style-name="ce48" table:number-columns-repeated="2"/>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6, 498</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3" office:value-type="string">
            <text:p>497, 499</text:p>
          </table:table-cell>
          <table:covered-table-cell table:style-name="ce48" table:number-columns-repeated="2"/>
          <table:table-cell ns41:value-type="string" table:number-rows-spanned="1" table:style-name="ce53" table:number-columns-spanned="3" office:value-type="string">
            <text:p>497, 499</text:p>
          </table:table-cell>
          <table:covered-table-cell table:style-name="ce48" table:number-columns-repeated="2"/>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53" table:number-columns-spanned="2" office:value-type="string">
            <text:p>497, 499</text:p>
          </table:table-cell>
          <table:covered-table-cell table:style-name="ce48"/>
          <table:table-cell ns41:value-type="string" table:number-rows-spanned="1" table:style-name="ce69" table:number-columns-spanned="3" office:value-type="string">
            <text:p>497, 499</text:p>
          </table:table-cell>
          <table:covered-table-cell table:style-name="ce48"/>
          <table:covered-table-cell table:style-name="ce77"/>
          <table:table-cell table:number-columns-repeated="906"/>
        </table:table-row>
        <table:table-row table:style-name="ro6">
          <table:table-cell ns41:value-type="string" table:style-name="ce12" office:value-type="string">
            <text:p>Image nummers</text:p>
          </table:table-cell>
          <table:table-cell table:style-name="ce25"/>
          <table:table-cell/>
          <table:table-cell ns41:value-type="string" table:number-rows-spanned="1" table:style-name="ce39"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4" office:value-type="string">
            <text:p>270083/4</text:p>
          </table:table-cell>
          <table:covered-table-cell table:style-name="ce49" table:number-columns-repeated="3"/>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4" office:value-type="string">
            <text:p>270083/4</text:p>
          </table:table-cell>
          <table:covered-table-cell table:style-name="ce49" table:number-columns-repeated="3"/>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3" office:value-type="string">
            <text:p>270083/4</text:p>
          </table:table-cell>
          <table:covered-table-cell table:style-name="ce49" table:number-columns-repeated="2"/>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3/4</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3" office:value-type="string">
            <text:p>270085/6</text:p>
          </table:table-cell>
          <table:covered-table-cell table:style-name="ce49" table:number-columns-repeated="2"/>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54" table:number-columns-spanned="2" office:value-type="string">
            <text:p>270085/6</text:p>
          </table:table-cell>
          <table:covered-table-cell table:style-name="ce49"/>
          <table:table-cell ns41:value-type="string" table:number-rows-spanned="1" table:style-name="ce70" table:number-columns-spanned="3" office:value-type="string">
            <text:p>270085/6</text:p>
          </table:table-cell>
          <table:covered-table-cell table:style-name="ce49"/>
          <table:covered-table-cell table:style-name="ce78"/>
          <table:table-cell table:number-columns-repeated="906"/>
        </table:table-row>
        <table:table-row table:style-name="ro6">
          <table:table-cell table:number-columns-repeated="1024"/>
        </table:table-row>
        <table:table-row table:style-name="ro6">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4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5" office:value-type="string">
            <text:p>*</text:p>
          </table:table-cell>
          <table:table-cell table:number-columns-repeated="1017"/>
        </table:table-row>
        <table:table-row table:style-name="ro6">
          <table:covered-table-cell table:style-name="ce14"/>
          <table:covered-table-cell table:style-name="ce27"/>
          <table:table-cell/>
          <table:table-cell ns41:value-type="float" table:style-name="ce41" office:value="275" office:value-type="float">
            <text:p>275</text:p>
          </table:table-cell>
          <table:table-cell ns41:value-type="float" table:style-name="ce51" office:value="94" office:value-type="float">
            <text:p>94</text:p>
          </table:table-cell>
          <table:table-cell ns41:value-type="float" table:style-name="ce51" office:value="241" office:value-type="float">
            <text:p>241</text:p>
          </table:table-cell>
          <table:table-cell ns41:value-type="float" table:style-name="ce56" office:value="64" office:value-type="float">
            <text:p>64</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30"/>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41"/>
        <table:table-column table:style-name="co18" table:default-cell-style-name="ce80"/>
        <table:table-column table:style-name="co19" table:default-cell-style-name="ce80"/>
        <table:table-column table:style-name="co18" table:default-cell-style-name="ce80"/>
        <table:table-column table:style-name="co20" table:default-cell-style-name="ce80"/>
        <table:table-column table:style-name="co21" table:default-cell-style-name="ce80"/>
        <table:table-column table:style-name="co22" table:default-cell-style-name="ce80"/>
        <table:table-column table:style-name="co9" table:default-cell-style-name="ce2" table:number-columns-repeated="200"/>
        <table:table-column table:style-name="co9" table:default-cell-style-name="Default" table:number-columns-repeated="767"/>
        <table:table-row table:style-name="ro1">
          <table:table-cell ns41:value-type="string" table:style-name="TL Title" office:value-type="string">
            <text:p>PROVINCIE NOORDHOLLAND; <text:s/>ZESDE GEDEELTE: INDEELING DER BLINDEN DIE ONDERWIJS EN GEEN ONDERWIJS GENOTEN HEBBEN, NAAR WOONPLAATS EN LEEFTIJD</text:p>
          </table:table-cell>
          <table:table-cell table:style-name="TL Title" table:number-columns-repeated="50"/>
          <table:table-cell table:style-name="TL Title" table:number-columns-repeated="5"/>
          <table:table-cell table:style-name="TL Title"/>
          <table:table-cell table:number-columns-repeated="967"/>
        </table:table-row>
        <table:table-row table:style-name="ro1">
          <table:table-cell table:number-columns-repeated="1024"/>
        </table:table-row>
        <table:table-row table:style-name="ro5">
          <table:table-cell ns41:value-type="string" table:style-name="TL RowProperty" office:value-type="string">
            <text:p>Blinden werden niet aangetroffen in de gemeenten:</text:p>
          </table:table-cell>
          <table:table-cell table:style-name="TL RowProperty"/>
          <table:table-cell/>
          <table:table-cell table:style-name="TL ColHeader"/>
          <table:table-cell table:style-name="TL ColHeader"/>
          <table:table-cell table:style-name="TL ColHeader" table:number-columns-repeated="46"/>
          <table:table-cell table:style-name="ce2" table:number-columns-repeated="6"/>
          <table:table-cell table:number-columns-repeated="967"/>
        </table:table-row>
        <table:table-row table:style-name="ro6">
          <table:table-cell table:style-name="TL RowProperty" table:number-columns-repeated="3"/>
          <table:table-cell table:style-name="TL ColHeader"/>
          <table:table-cell table:style-name="TL ColHeader"/>
          <table:table-cell table:style-name="TL ColHeader" table:number-columns-repeated="46"/>
          <table:table-cell table:style-name="ce2" table:number-columns-repeated="6"/>
          <table:table-cell table:number-columns-repeated="967"/>
        </table:table-row>
        <table:table-row table:style-name="ro7">
          <table:table-cell ns41:value-type="string" table:style-name="TL RowProperty" office:value-type="string">
            <text:p>GEMEENTEN</text:p>
          </table:table-cell>
          <table:table-cell table:style-name="TL RowProperty"/>
          <table:table-cell ns41:value-type="string" table:style-name="ce109"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TL ColHeader" table:number-columns-repeated="41"/>
          <table:table-cell table:style-name="ce2" table:number-columns-repeated="6"/>
          <table:table-cell table:number-columns-repeated="967"/>
        </table:table-row>
        <table:table-row table:style-name="ro6">
          <table:table-cell table:style-name="TL RowProperty" table:number-columns-repeated="2"/>
          <table:table-cell table:style-name="ce110"/>
          <table:table-cell table:style-name="TL ColHeader"/>
          <table:table-cell table:style-name="TL ColHeader" table:number-columns-repeated="2"/>
          <table:table-cell table:style-name="TL ColHeader" table:number-columns-repeated="45"/>
          <table:table-cell table:style-name="ce2" table:number-columns-repeated="6"/>
          <table:table-cell table:number-columns-repeated="967"/>
        </table:table-row>
        <table:table-row table:style-name="ro5">
          <table:table-cell ns41:value-type="string" table:style-name="ce105" office:value-type="string">
            <text:p>Akersloot</text:p>
          </table:table-cell>
          <table:table-cell/>
          <table:table-cell ns41:value-type="float" table:style-name="ce10" office:value="360" office:value-type="float">
            <text:p>360</text:p>
          </table:table-cell>
          <table:table-cell ns41:value-type="float" table:style-name="ce112" office:value="10346" office:value-type="float">
            <text:p>10346</text:p>
          </table:table-cell>
          <table:table-cell ns41:value-type="float" table:style-name="ce112" office:value="4" office:value-type="float">
            <text:p>4</text:p>
          </table:table-cell>
          <table:table-cell ns41:value-type="string" table:style-name="ce23" office:value-type="string">
            <text:p>NH</text:p>
          </table:table-cell>
          <table:table-cell ns41:value-type="string" table:style-name="ce10" office:value-type="string">
            <text:p>VT_1889</text:p>
          </table:table-cell>
          <table:table-cell ns41:value-type="string" table:style-name="ce112" office:value-type="string">
            <text:p>08_H6</text:p>
          </table:table-cell>
          <table:table-cell ns41:value-type="float" table:style-name="ce112" office:value="500" office:value-type="float">
            <text:p>500</text:p>
          </table:table-cell>
          <table:table-cell ns41:value-type="float" table:style-name="ce23" office:value="270087" office:value-type="float">
            <text:p>270087</text:p>
          </table:table-cell>
          <table:table-cell table:number-columns-repeated="41"/>
          <table:table-cell table:style-name="ce2" table:number-columns-repeated="6"/>
          <table:table-cell table:number-columns-repeated="967"/>
        </table:table-row>
        <table:table-row table:style-name="ro5">
          <table:table-cell ns41:value-type="string" table:style-name="TL RowHeader" office:value-type="string">
            <text:p>Ankeveen</text:p>
          </table:table-cell>
          <table:table-cell table:style-name="TL RowHeader"/>
          <table:table-cell ns41:value-type="float" table:style-name="ce11" office:value="1014" office:value-type="float">
            <text:p>1014</text:p>
          </table:table-cell>
          <table:table-cell ns41:value-type="float" table:style-name="TL Data" office:value="10936" office:value-type="float">
            <text:p>1093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style-name="TL Data" table:number-columns-repeated="41"/>
          <table:table-cell table:style-name="ce2" table:number-columns-repeated="6"/>
          <table:table-cell table:number-columns-repeated="967"/>
        </table:table-row>
        <table:table-row table:style-name="ro5">
          <table:table-cell ns41:value-type="string" table:style-name="TL RowHeader" office:value-type="string">
            <text:p>Assendelft</text:p>
          </table:table-cell>
          <table:table-cell table:style-name="TL RowHeader"/>
          <table:table-cell ns41:value-type="float" table:style-name="ce11" office:value="367" office:value-type="float">
            <text:p>367</text:p>
          </table:table-cell>
          <table:table-cell ns41:value-type="float" table:style-name="TL Data" office:value="11373" office:value-type="float">
            <text:p>113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Avenhorn</text:p>
          </table:table-cell>
          <table:table-cell table:style-name="TL RowHeader"/>
          <table:table-cell ns41:value-type="float" table:style-name="ce11" office:value="368" office:value-type="float">
            <text:p>368</text:p>
          </table:table-cell>
          <table:table-cell ns41:value-type="float" table:style-name="TL Data" office:value="11147" office:value-type="float">
            <text:p>1114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arsingerhorn</text:p>
          </table:table-cell>
          <table:table-cell table:style-name="TL RowHeader"/>
          <table:table-cell ns41:value-type="float" table:style-name="ce11" office:value="369" office:value-type="float">
            <text:p>369</text:p>
          </table:table-cell>
          <table:table-cell ns41:value-type="float" table:style-name="TL Data" office:value="10973" office:value-type="float">
            <text:p>109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eemster</text:p>
          </table:table-cell>
          <table:table-cell table:style-name="TL RowHeader"/>
          <table:table-cell ns41:value-type="float" table:style-name="ce11" office:value="370" office:value-type="float">
            <text:p>370</text:p>
          </table:table-cell>
          <table:table-cell ns41:value-type="float" table:style-name="TL Data" office:value="10816" office:value-type="float">
            <text:p>1081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eets</text:p>
          </table:table-cell>
          <table:table-cell table:style-name="TL RowHeader"/>
          <table:table-cell ns41:value-type="float" table:style-name="ce11" office:value="371" office:value-type="float">
            <text:p>371</text:p>
          </table:table-cell>
          <table:table-cell ns41:value-type="float" table:style-name="TL Data" office:value="10536" office:value-type="float">
            <text:p>1053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ennebroek</text:p>
          </table:table-cell>
          <table:table-cell table:style-name="TL RowHeader"/>
          <table:table-cell ns41:value-type="float" table:style-name="ce11" office:value="372" office:value-type="float">
            <text:p>372</text:p>
          </table:table-cell>
          <table:table-cell ns41:value-type="float" table:style-name="TL Data" office:value="10734" office:value-type="float">
            <text:p>1073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erkhout</text:p>
          </table:table-cell>
          <table:table-cell table:style-name="TL RowHeader"/>
          <table:table-cell ns41:value-type="float" table:style-name="ce11" office:value="374" office:value-type="float">
            <text:p>374</text:p>
          </table:table-cell>
          <table:table-cell ns41:value-type="float" table:style-name="TL Data" office:value="10354" office:value-type="float">
            <text:p>1035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lokker</text:p>
          </table:table-cell>
          <table:table-cell table:style-name="TL RowHeader"/>
          <table:table-cell ns41:value-type="float" table:style-name="ce11" office:value="378" office:value-type="float">
            <text:p>378</text:p>
          </table:table-cell>
          <table:table-cell ns41:value-type="float" table:style-name="TL Data" office:value="10804" office:value-type="float">
            <text:p>1080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ovenkarspel</text:p>
          </table:table-cell>
          <table:table-cell table:style-name="TL RowHeader"/>
          <table:table-cell ns41:value-type="float" table:style-name="ce11" office:value="379" office:value-type="float">
            <text:p>379</text:p>
          </table:table-cell>
          <table:table-cell ns41:value-type="float" table:style-name="TL Data" office:value="10945" office:value-type="float">
            <text:p>1094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roek op Langedijk</text:p>
          </table:table-cell>
          <table:table-cell table:style-name="TL RowHeader"/>
          <table:table-cell ns41:value-type="float" table:style-name="ce11" office:value="1031" office:value-type="float">
            <text:p>1031</text:p>
          </table:table-cell>
          <table:table-cell ns41:value-type="float" table:style-name="TL Data" office:value="10955" office:value-type="float">
            <text:p>1095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Buiksloot</text:p>
          </table:table-cell>
          <table:table-cell table:style-name="TL RowHeader"/>
          <table:table-cell ns41:value-type="float" table:style-name="ce11" office:value="1034" office:value-type="float">
            <text:p>1034</text:p>
          </table:table-cell>
          <table:table-cell ns41:value-type="float" table:style-name="TL Data" office:value="10961" office:value-type="float">
            <text:p>1096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Callantsoog</text:p>
          </table:table-cell>
          <table:table-cell table:style-name="TL RowHeader"/>
          <table:table-cell ns41:value-type="float" table:style-name="ce11" office:value="382" office:value-type="float">
            <text:p>382</text:p>
          </table:table-cell>
          <table:table-cell ns41:value-type="float" table:style-name="TL Data" office:value="10559" office:value-type="float">
            <text:p>1055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Diemen</text:p>
          </table:table-cell>
          <table:table-cell table:style-name="TL RowHeader"/>
          <table:table-cell ns41:value-type="float" table:style-name="ce11" office:value="384" office:value-type="float">
            <text:p>384</text:p>
          </table:table-cell>
          <table:table-cell ns41:value-type="float" table:style-name="TL Data" office:value="11039" office:value-type="float">
            <text:p>1103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Egmond-Binnen</text:p>
          </table:table-cell>
          <table:table-cell table:style-name="TL RowHeader"/>
          <table:table-cell ns41:value-type="float" table:style-name="ce11" office:value="387" office:value-type="float">
            <text:p>387</text:p>
          </table:table-cell>
          <table:table-cell ns41:value-type="float" table:style-name="TL Data" office:value="10989" office:value-type="float">
            <text:p>1098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Graft</text:p>
          </table:table-cell>
          <table:table-cell table:style-name="TL RowHeader"/>
          <table:table-cell ns41:value-type="float" table:style-name="ce11" office:value="389" office:value-type="float">
            <text:p>389</text:p>
          </table:table-cell>
          <table:table-cell ns41:value-type="float" table:style-name="TL Data" office:value="10484" office:value-type="float">
            <text:p>1048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s Graveland</text:p>
          </table:table-cell>
          <table:table-cell table:style-name="TL RowHeader"/>
          <table:table-cell ns41:value-type="float" table:style-name="ce11" office:value="390" office:value-type="float">
            <text:p>390</text:p>
          </table:table-cell>
          <table:table-cell ns41:value-type="float" table:style-name="TL Data" office:value="10534" office:value-type="float">
            <text:p>1053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Grootebroek</text:p>
          </table:table-cell>
          <table:table-cell table:style-name="TL RowHeader"/>
          <table:table-cell ns41:value-type="float" table:style-name="ce11" office:value="391" office:value-type="float">
            <text:p>391</text:p>
          </table:table-cell>
          <table:table-cell ns41:value-type="float" table:style-name="TL Data" office:value="11337" office:value-type="float">
            <text:p>1133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Haarlemmerliede en Spaarnwoude</text:p>
          </table:table-cell>
          <table:table-cell table:style-name="TL RowHeader"/>
          <table:table-cell ns41:value-type="float" table:style-name="ce11" office:value="393" office:value-type="float">
            <text:p>393</text:p>
          </table:table-cell>
          <table:table-cell ns41:value-type="float" table:style-name="TL Data" office:value="10508" office:value-type="float">
            <text:p>1050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Harenkarspel</text:p>
          </table:table-cell>
          <table:table-cell table:style-name="TL RowHeader"/>
          <table:table-cell ns41:value-type="float" table:style-name="ce11" office:value="395" office:value-type="float">
            <text:p>395</text:p>
          </table:table-cell>
          <table:table-cell ns41:value-type="float" table:style-name="TL Data" office:value="10963" office:value-type="float">
            <text:p>1096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Hensbroek</text:p>
          </table:table-cell>
          <table:table-cell table:style-name="TL RowHeader"/>
          <table:table-cell ns41:value-type="float" table:style-name="ce11" office:value="401" office:value-type="float">
            <text:p>401</text:p>
          </table:table-cell>
          <table:table-cell ns41:value-type="float" table:style-name="TL Data" office:value="10181" office:value-type="float">
            <text:p>1018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Hilversum</text:p>
          </table:table-cell>
          <table:table-cell table:style-name="TL RowHeader"/>
          <table:table-cell ns41:value-type="float" table:style-name="ce11" office:value="402" office:value-type="float">
            <text:p>402</text:p>
          </table:table-cell>
          <table:table-cell ns41:value-type="float" table:style-name="TL Data" office:value="11285" office:value-type="float">
            <text:p>11285</text:p>
          </table:table-cell>
          <table:table-cell ns41:value-type="float" table:style-name="TL Data" office:value="3" office:value-type="float">
            <text:p>3</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Hoogkarspel</text:p>
          </table:table-cell>
          <table:table-cell table:style-name="TL RowHeader"/>
          <table:table-cell ns41:value-type="float" table:style-name="ce11" office:value="403" office:value-type="float">
            <text:p>403</text:p>
          </table:table-cell>
          <table:table-cell ns41:value-type="float" table:style-name="TL Data" office:value="10642" office:value-type="float">
            <text:p>1064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Hoogwoud</text:p>
          </table:table-cell>
          <table:table-cell table:style-name="TL RowHeader"/>
          <table:table-cell ns41:value-type="float" table:style-name="ce11" office:value="404" office:value-type="float">
            <text:p>404</text:p>
          </table:table-cell>
          <table:table-cell ns41:value-type="float" table:style-name="TL Data" office:value="11029" office:value-type="float">
            <text:p>1102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Huizen</text:p>
          </table:table-cell>
          <table:table-cell table:style-name="TL RowHeader"/>
          <table:table-cell ns41:value-type="float" table:style-name="ce11" office:value="406" office:value-type="float">
            <text:p>406</text:p>
          </table:table-cell>
          <table:table-cell ns41:value-type="float" table:style-name="TL Data" office:value="11170" office:value-type="float">
            <text:p>1117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Ilpendam</text:p>
          </table:table-cell>
          <table:table-cell table:style-name="TL RowHeader"/>
          <table:table-cell ns41:value-type="float" table:style-name="ce11" office:value="407" office:value-type="float">
            <text:p>407</text:p>
          </table:table-cell>
          <table:table-cell ns41:value-type="float" table:style-name="TL Data" office:value="10809" office:value-type="float">
            <text:p>1080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Jisp</text:p>
          </table:table-cell>
          <table:table-cell table:style-name="TL RowHeader"/>
          <table:table-cell ns41:value-type="float" table:style-name="ce11" office:value="408" office:value-type="float">
            <text:p>408</text:p>
          </table:table-cell>
          <table:table-cell ns41:value-type="float" table:style-name="TL Data" office:value="10481" office:value-type="float">
            <text:p>1048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Katwoude</text:p>
          </table:table-cell>
          <table:table-cell table:style-name="TL RowHeader"/>
          <table:table-cell ns41:value-type="float" table:style-name="ce11" office:value="409" office:value-type="float">
            <text:p>409</text:p>
          </table:table-cell>
          <table:table-cell ns41:value-type="float" table:style-name="TL Data" office:value="11136" office:value-type="float">
            <text:p>1113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Koedijk</text:p>
          </table:table-cell>
          <table:table-cell table:style-name="TL RowHeader"/>
          <table:table-cell ns41:value-type="float" table:style-name="ce11" office:value="410" office:value-type="float">
            <text:p>410</text:p>
          </table:table-cell>
          <table:table-cell ns41:value-type="float" table:style-name="TL Data" office:value="10510" office:value-type="float">
            <text:p>1051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Kortenhoef</text:p>
          </table:table-cell>
          <table:table-cell table:style-name="TL RowHeader"/>
          <table:table-cell ns41:value-type="float" table:style-name="ce11" office:value="1097" office:value-type="float">
            <text:p>1097</text:p>
          </table:table-cell>
          <table:table-cell ns41:value-type="float" table:style-name="TL Data" office:value="10467" office:value-type="float">
            <text:p>1046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Krommenie</text:p>
          </table:table-cell>
          <table:table-cell table:style-name="TL RowHeader"/>
          <table:table-cell ns41:value-type="float" table:style-name="ce11" office:value="413" office:value-type="float">
            <text:p>413</text:p>
          </table:table-cell>
          <table:table-cell ns41:value-type="float" table:style-name="TL Data" office:value="10373" office:value-type="float">
            <text:p>103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Kwadijk</text:p>
          </table:table-cell>
          <table:table-cell table:style-name="TL RowHeader"/>
          <table:table-cell ns41:value-type="float" table:style-name="ce11" office:value="414" office:value-type="float">
            <text:p>414</text:p>
          </table:table-cell>
          <table:table-cell ns41:value-type="float" table:style-name="TL Data" office:value="10775" office:value-type="float">
            <text:p>1077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Landsmeer</text:p>
          </table:table-cell>
          <table:table-cell table:style-name="TL RowHeader"/>
          <table:table-cell ns41:value-type="float" table:style-name="ce11" office:value="415" office:value-type="float">
            <text:p>415</text:p>
          </table:table-cell>
          <table:table-cell ns41:value-type="float" table:style-name="TL Data" office:value="11225" office:value-type="float">
            <text:p>1122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Laren</text:p>
          </table:table-cell>
          <table:table-cell table:style-name="TL RowHeader"/>
          <table:table-cell ns41:value-type="float" table:style-name="ce11" office:value="417" office:value-type="float">
            <text:p>417</text:p>
          </table:table-cell>
          <table:table-cell ns41:value-type="float" table:style-name="TL Data" office:value="10649" office:value-type="float">
            <text:p>1064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Limmen</text:p>
          </table:table-cell>
          <table:table-cell table:style-name="TL RowHeader"/>
          <table:table-cell ns41:value-type="float" table:style-name="ce11" office:value="418" office:value-type="float">
            <text:p>418</text:p>
          </table:table-cell>
          <table:table-cell ns41:value-type="float" table:style-name="TL Data" office:value="11370" office:value-type="float">
            <text:p>1137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Maarten (St.)</text:p>
          </table:table-cell>
          <table:table-cell table:style-name="TL RowHeader"/>
          <table:table-cell ns41:value-type="float" table:style-name="ce11" office:value="445" office:value-type="float">
            <text:p>445</text:p>
          </table:table-cell>
          <table:table-cell ns41:value-type="float" table:style-name="TL Data" office:value="10740" office:value-type="float">
            <text:p>1074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Marken</text:p>
          </table:table-cell>
          <table:table-cell table:style-name="TL RowHeader"/>
          <table:table-cell ns41:value-type="float" table:style-name="ce11" office:value="419" office:value-type="float">
            <text:p>419</text:p>
          </table:table-cell>
          <table:table-cell ns41:value-type="float" table:style-name="TL Data" office:value="10901" office:value-type="float">
            <text:p>1090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Middelie</text:p>
          </table:table-cell>
          <table:table-cell table:style-name="TL RowHeader"/>
          <table:table-cell ns41:value-type="float" table:style-name="ce11" office:value="421" office:value-type="float">
            <text:p>421</text:p>
          </table:table-cell>
          <table:table-cell ns41:value-type="float" table:style-name="TL Data" office:value="10452" office:value-type="float">
            <text:p>1045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Midwoud</text:p>
          </table:table-cell>
          <table:table-cell table:style-name="TL RowHeader"/>
          <table:table-cell ns41:value-type="float" table:style-name="ce11" office:value="422" office:value-type="float">
            <text:p>422</text:p>
          </table:table-cell>
          <table:table-cell ns41:value-type="float" table:style-name="TL Data" office:value="10924" office:value-type="float">
            <text:p>1092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Muiden</text:p>
          </table:table-cell>
          <table:table-cell table:style-name="TL RowHeader"/>
          <table:table-cell ns41:value-type="float" table:style-name="ce11" office:value="424" office:value-type="float">
            <text:p>424</text:p>
          </table:table-cell>
          <table:table-cell ns41:value-type="float" table:style-name="TL Data" office:value="10958" office:value-type="float">
            <text:p>1095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Nederhorst den Berg</text:p>
          </table:table-cell>
          <table:table-cell table:style-name="TL RowHeader"/>
          <table:table-cell ns41:value-type="float" table:style-name="ce11" office:value="426" office:value-type="float">
            <text:p>426</text:p>
          </table:table-cell>
          <table:table-cell ns41:value-type="float" table:style-name="TL Data" office:value="10715" office:value-type="float">
            <text:p>1071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Nibbixwoud</text:p>
          </table:table-cell>
          <table:table-cell table:style-name="TL RowHeader"/>
          <table:table-cell ns41:value-type="float" table:style-name="ce11" office:value="427" office:value-type="float">
            <text:p>427</text:p>
          </table:table-cell>
          <table:table-cell ns41:value-type="float" table:style-name="TL Data" office:value="10091" office:value-type="float">
            <text:p>1009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Nieuwe-Niedorp</text:p>
          </table:table-cell>
          <table:table-cell table:style-name="TL RowHeader"/>
          <table:table-cell ns41:value-type="float" table:style-name="ce11" office:value="428" office:value-type="float">
            <text:p>428</text:p>
          </table:table-cell>
          <table:table-cell ns41:value-type="float" table:style-name="TL Data" office:value="10073" office:value-type="float">
            <text:p>1007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Noord-Scharwoude</text:p>
          </table:table-cell>
          <table:table-cell table:style-name="TL RowHeader"/>
          <table:table-cell ns41:value-type="float" table:style-name="ce11" office:value="1124" office:value-type="float">
            <text:p>1124</text:p>
          </table:table-cell>
          <table:table-cell ns41:value-type="float" table:style-name="TL Data" office:value="10075" office:value-type="float">
            <text:p>10075</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bdam</text:p>
          </table:table-cell>
          <table:table-cell table:style-name="TL RowHeader"/>
          <table:table-cell ns41:value-type="float" table:style-name="ce11" office:value="429" office:value-type="float">
            <text:p>429</text:p>
          </table:table-cell>
          <table:table-cell ns41:value-type="float" table:style-name="TL Data" office:value="11338" office:value-type="float">
            <text:p>1133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osthuizen</text:p>
          </table:table-cell>
          <table:table-cell table:style-name="TL RowHeader"/>
          <table:table-cell ns41:value-type="float" table:style-name="ce11" office:value="430" office:value-type="float">
            <text:p>430</text:p>
          </table:table-cell>
          <table:table-cell ns41:value-type="float" table:style-name="TL Data" office:value="11121" office:value-type="float">
            <text:p>1112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pmeer</text:p>
          </table:table-cell>
          <table:table-cell table:style-name="TL RowHeader"/>
          <table:table-cell ns41:value-type="float" table:style-name="ce11" office:value="432" office:value-type="float">
            <text:p>432</text:p>
          </table:table-cell>
          <table:table-cell ns41:value-type="float" table:style-name="TL Data" office:value="10609" office:value-type="float">
            <text:p>10609</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terleek</text:p>
          </table:table-cell>
          <table:table-cell table:style-name="TL RowHeader"/>
          <table:table-cell ns41:value-type="float" table:style-name="ce11" office:value="434" office:value-type="float">
            <text:p>434</text:p>
          </table:table-cell>
          <table:table-cell ns41:value-type="float" table:style-name="TL Data" office:value="10133" office:value-type="float">
            <text:p>1013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udendijk</text:p>
          </table:table-cell>
          <table:table-cell table:style-name="TL RowHeader"/>
          <table:table-cell ns41:value-type="float" table:style-name="ce11" office:value="435" office:value-type="float">
            <text:p>435</text:p>
          </table:table-cell>
          <table:table-cell ns41:value-type="float" table:style-name="TL Data" office:value="11090" office:value-type="float">
            <text:p>11090</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ude-Niedorp</text:p>
          </table:table-cell>
          <table:table-cell table:style-name="TL RowHeader"/>
          <table:table-cell ns41:value-type="float" table:style-name="ce11" office:value="436" office:value-type="float">
            <text:p>436</text:p>
          </table:table-cell>
          <table:table-cell ns41:value-type="float" table:style-name="TL Data" office:value="10896" office:value-type="float">
            <text:p>1089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uder-Amstel</text:p>
          </table:table-cell>
          <table:table-cell table:style-name="TL RowHeader"/>
          <table:table-cell ns41:value-type="float" table:style-name="ce11" office:value="437" office:value-type="float">
            <text:p>437</text:p>
          </table:table-cell>
          <table:table-cell ns41:value-type="float" table:style-name="TL Data" office:value="10998" office:value-type="float">
            <text:p>1099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udkarspel</text:p>
          </table:table-cell>
          <table:table-cell table:style-name="TL RowHeader"/>
          <table:table-cell ns41:value-type="float" table:style-name="ce11" office:value="1146" office:value-type="float">
            <text:p>1146</text:p>
          </table:table-cell>
          <table:table-cell ns41:value-type="float" table:style-name="TL Data" office:value="11051" office:value-type="float">
            <text:p>1105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Oudorp</text:p>
          </table:table-cell>
          <table:table-cell table:style-name="TL RowHeader"/>
          <table:table-cell ns41:value-type="float" table:style-name="ce11" office:value="438" office:value-type="float">
            <text:p>438</text:p>
          </table:table-cell>
          <table:table-cell ns41:value-type="float" table:style-name="TL Data" office:value="10363" office:value-type="float">
            <text:p>1036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Pancras (St.)</text:p>
          </table:table-cell>
          <table:table-cell table:style-name="TL RowHeader"/>
          <table:table-cell ns41:value-type="float" table:style-name="ce11" office:value="446" office:value-type="float">
            <text:p>446</text:p>
          </table:table-cell>
          <table:table-cell ns41:value-type="float" table:style-name="TL Data" office:value="10513" office:value-type="float">
            <text:p>1051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Petten</text:p>
          </table:table-cell>
          <table:table-cell table:style-name="TL RowHeader"/>
          <table:table-cell ns41:value-type="float" table:style-name="ce11" office:value="1153" office:value-type="float">
            <text:p>1153</text:p>
          </table:table-cell>
          <table:table-cell ns41:value-type="float" table:style-name="TL Data" office:value="11057" office:value-type="float">
            <text:p>1105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Schagen</text:p>
          </table:table-cell>
          <table:table-cell table:style-name="TL RowHeader"/>
          <table:table-cell ns41:value-type="float" table:style-name="ce11" office:value="441" office:value-type="float">
            <text:p>441</text:p>
          </table:table-cell>
          <table:table-cell ns41:value-type="float" table:style-name="TL Data" office:value="10511" office:value-type="float">
            <text:p>1051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Schellinkhout</text:p>
          </table:table-cell>
          <table:table-cell table:style-name="TL RowHeader"/>
          <table:table-cell ns41:value-type="float" table:style-name="ce11" office:value="442" office:value-type="float">
            <text:p>442</text:p>
          </table:table-cell>
          <table:table-cell ns41:value-type="float" table:style-name="TL Data" office:value="10772" office:value-type="float">
            <text:p>1077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Schoten</text:p>
          </table:table-cell>
          <table:table-cell table:style-name="TL RowHeader"/>
          <table:table-cell ns41:value-type="float" table:style-name="ce11" office:value="1173" office:value-type="float">
            <text:p>1173</text:p>
          </table:table-cell>
          <table:table-cell ns41:value-type="float" table:style-name="TL Data" office:value="10382" office:value-type="float">
            <text:p>1038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Sloten</text:p>
          </table:table-cell>
          <table:table-cell table:style-name="TL RowHeader"/>
          <table:table-cell ns41:value-type="float" table:style-name="ce11" office:value="1181" office:value-type="float">
            <text:p>1181</text:p>
          </table:table-cell>
          <table:table-cell ns41:value-type="float" table:style-name="TL Data" office:value="10148" office:value-type="float">
            <text:p>10148</text:p>
          </table:table-cell>
          <table:table-cell ns41:value-type="float" table:style-name="TL Data" office:value="3" office:value-type="float">
            <text:p>3</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Spaarndam</text:p>
          </table:table-cell>
          <table:table-cell table:style-name="TL RowHeader"/>
          <table:table-cell ns41:value-type="float" table:style-name="ce11" office:value="1185" office:value-type="float">
            <text:p>1185</text:p>
          </table:table-cell>
          <table:table-cell ns41:value-type="float" table:style-name="TL Data" office:value="10192" office:value-type="float">
            <text:p>1019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Sijbekarspel</text:p>
          </table:table-cell>
          <table:table-cell table:style-name="TL RowHeader"/>
          <table:table-cell ns41:value-type="float" table:style-name="ce11" office:value="447" office:value-type="float">
            <text:p>447</text:p>
          </table:table-cell>
          <table:table-cell ns41:value-type="float" table:style-name="TL Data" office:value="11167" office:value-type="float">
            <text:p>1116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Twisk</text:p>
          </table:table-cell>
          <table:table-cell table:style-name="TL RowHeader"/>
          <table:table-cell ns41:value-type="float" table:style-name="ce11" office:value="449" office:value-type="float">
            <text:p>449</text:p>
          </table:table-cell>
          <table:table-cell ns41:value-type="float" table:style-name="TL Data" office:value="10371" office:value-type="float">
            <text:p>1037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Uitgeest</text:p>
          </table:table-cell>
          <table:table-cell table:style-name="TL RowHeader"/>
          <table:table-cell ns41:value-type="float" table:style-name="ce11" office:value="450" office:value-type="float">
            <text:p>450</text:p>
          </table:table-cell>
          <table:table-cell ns41:value-type="float" table:style-name="TL Data" office:value="11238" office:value-type="float">
            <text:p>1123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Uithoorn</text:p>
          </table:table-cell>
          <table:table-cell table:style-name="TL RowHeader"/>
          <table:table-cell ns41:value-type="float" table:style-name="ce11" office:value="451" office:value-type="float">
            <text:p>451</text:p>
          </table:table-cell>
          <table:table-cell ns41:value-type="float" table:style-name="TL Data" office:value="11206" office:value-type="float">
            <text:p>1120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Ursem</text:p>
          </table:table-cell>
          <table:table-cell table:style-name="TL RowHeader"/>
          <table:table-cell ns41:value-type="float" table:style-name="ce11" office:value="452" office:value-type="float">
            <text:p>452</text:p>
          </table:table-cell>
          <table:table-cell ns41:value-type="float" table:style-name="TL Data" office:value="10696" office:value-type="float">
            <text:p>10696</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Venhuizen</text:p>
          </table:table-cell>
          <table:table-cell table:style-name="TL RowHeader"/>
          <table:table-cell ns41:value-type="float" table:style-name="ce11" office:value="454" office:value-type="float">
            <text:p>454</text:p>
          </table:table-cell>
          <table:table-cell ns41:value-type="float" table:style-name="TL Data" office:value="10433" office:value-type="float">
            <text:p>1043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Vlieland</text:p>
          </table:table-cell>
          <table:table-cell table:style-name="TL RowHeader"/>
          <table:table-cell ns41:value-type="float" table:style-name="ce11" office:value="96" office:value-type="float">
            <text:p>96</text:p>
          </table:table-cell>
          <table:table-cell ns41:value-type="float" table:style-name="TL Data" office:value="10211" office:value-type="float">
            <text:p>1021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armenhuizen</text:p>
          </table:table-cell>
          <table:table-cell table:style-name="TL RowHeader"/>
          <table:table-cell ns41:value-type="float" table:style-name="ce11" office:value="456" office:value-type="float">
            <text:p>456</text:p>
          </table:table-cell>
          <table:table-cell ns41:value-type="float" table:style-name="TL Data" office:value="10221" office:value-type="float">
            <text:p>1022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atergraafsmeer</text:p>
          </table:table-cell>
          <table:table-cell table:style-name="TL RowHeader"/>
          <table:table-cell ns41:value-type="float" table:style-name="ce11" office:value="1219" office:value-type="float">
            <text:p>1219</text:p>
          </table:table-cell>
          <table:table-cell ns41:value-type="float" table:style-name="TL Data" office:value="11122" office:value-type="float">
            <text:p>11122</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eesperkarspel</text:p>
          </table:table-cell>
          <table:table-cell table:style-name="TL RowHeader"/>
          <table:table-cell ns41:value-type="float" table:style-name="ce11" office:value="1221" office:value-type="float">
            <text:p>1221</text:p>
          </table:table-cell>
          <table:table-cell ns41:value-type="float" table:style-name="TL Data" office:value="10377" office:value-type="float">
            <text:p>10377</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estwoud</text:p>
          </table:table-cell>
          <table:table-cell table:style-name="TL RowHeader"/>
          <table:table-cell ns41:value-type="float" table:style-name="ce11" office:value="460" office:value-type="float">
            <text:p>460</text:p>
          </table:table-cell>
          <table:table-cell ns41:value-type="float" table:style-name="TL Data" office:value="11101" office:value-type="float">
            <text:p>1110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estzaan</text:p>
          </table:table-cell>
          <table:table-cell table:style-name="TL RowHeader"/>
          <table:table-cell ns41:value-type="float" table:style-name="ce11" office:value="461" office:value-type="float">
            <text:p>461</text:p>
          </table:table-cell>
          <table:table-cell ns41:value-type="float" table:style-name="TL Data" office:value="11381" office:value-type="float">
            <text:p>1138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inkel</text:p>
          </table:table-cell>
          <table:table-cell table:style-name="TL RowHeader"/>
          <table:table-cell ns41:value-type="float" table:style-name="ce11" office:value="465" office:value-type="float">
            <text:p>465</text:p>
          </table:table-cell>
          <table:table-cell ns41:value-type="float" table:style-name="TL Data" office:value="10923" office:value-type="float">
            <text:p>10923</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ognum</text:p>
          </table:table-cell>
          <table:table-cell table:style-name="TL RowHeader"/>
          <table:table-cell ns41:value-type="float" table:style-name="ce11" office:value="466" office:value-type="float">
            <text:p>466</text:p>
          </table:table-cell>
          <table:table-cell ns41:value-type="float" table:style-name="TL Data" office:value="10818" office:value-type="float">
            <text:p>1081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ormer</text:p>
          </table:table-cell>
          <table:table-cell table:style-name="TL RowHeader"/>
          <table:table-cell ns41:value-type="float" table:style-name="ce11" office:value="467" office:value-type="float">
            <text:p>467</text:p>
          </table:table-cell>
          <table:table-cell ns41:value-type="float" table:style-name="TL Data" office:value="10648" office:value-type="float">
            <text:p>1064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ormerveer</text:p>
          </table:table-cell>
          <table:table-cell table:style-name="TL RowHeader"/>
          <table:table-cell ns41:value-type="float" table:style-name="ce11" office:value="468" office:value-type="float">
            <text:p>468</text:p>
          </table:table-cell>
          <table:table-cell ns41:value-type="float" table:style-name="TL Data" office:value="10361" office:value-type="float">
            <text:p>1036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ijdenes</text:p>
          </table:table-cell>
          <table:table-cell table:style-name="TL RowHeader"/>
          <table:table-cell ns41:value-type="float" table:style-name="ce11" office:value="469" office:value-type="float">
            <text:p>469</text:p>
          </table:table-cell>
          <table:table-cell ns41:value-type="float" table:style-name="TL Data" office:value="10631" office:value-type="float">
            <text:p>1063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Wijdewormer</text:p>
          </table:table-cell>
          <table:table-cell table:style-name="TL RowHeader"/>
          <table:table-cell ns41:value-type="float" table:style-name="ce11" office:value="470" office:value-type="float">
            <text:p>470</text:p>
          </table:table-cell>
          <table:table-cell ns41:value-type="float" table:style-name="TL Data" office:value="10434" office:value-type="float">
            <text:p>1043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Zaandijk</text:p>
          </table:table-cell>
          <table:table-cell table:style-name="TL RowHeader"/>
          <table:table-cell ns41:value-type="float" table:style-name="ce11" office:value="472" office:value-type="float">
            <text:p>472</text:p>
          </table:table-cell>
          <table:table-cell ns41:value-type="float" table:style-name="TL Data" office:value="11404" office:value-type="float">
            <text:p>1140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Zuid- en Noord-Schermer</text:p>
          </table:table-cell>
          <table:table-cell table:style-name="TL RowHeader"/>
          <table:table-cell ns41:value-type="float" table:style-name="ce11" office:value="474" office:value-type="float">
            <text:p>474</text:p>
          </table:table-cell>
          <table:table-cell ns41:value-type="float" table:style-name="TL Data" office:value="11311" office:value-type="float">
            <text:p>11311</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table-cell ns41:value-type="string" table:style-name="TL RowHeader" office:value-type="string">
            <text:p>Zwaag</text:p>
          </table:table-cell>
          <table:table-cell table:style-name="TL RowHeader"/>
          <table:table-cell ns41:value-type="float" table:style-name="ce11" office:value="475" office:value-type="float">
            <text:p>475</text:p>
          </table:table-cell>
          <table:table-cell ns41:value-type="float" table:style-name="TL Data" office:value="10218" office:value-type="float">
            <text:p>10218</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6">
          <table:table-cell ns41:value-type="string" table:style-name="TL RowHeader" office:value-type="string">
            <text:p>Zijpe (De)</text:p>
          </table:table-cell>
          <table:table-cell table:style-name="TL RowHeader"/>
          <table:table-cell ns41:value-type="float" table:style-name="ce12" office:value="476" office:value-type="float">
            <text:p>476</text:p>
          </table:table-cell>
          <table:table-cell ns41:value-type="float" table:style-name="TL Data" office:value="10004" office:value-type="float">
            <text:p>10004</text:p>
          </table:table-cell>
          <table:table-cell ns41:value-type="float" table:style-name="TL Data" office:value="4" office:value-type="float">
            <text:p>4</text:p>
          </table:table-cell>
          <table:table-cell ns41:value-type="string" table:style-name="TL Data" office:value-type="string">
            <text:p>NH</text:p>
          </table:table-cell>
          <table:table-cell ns41:value-type="string" table:style-name="TL Data" office:value-type="string">
            <text:p>VT_1889</text:p>
          </table:table-cell>
          <table:table-cell ns41:value-type="string" table:style-name="TL Data" office:value-type="string">
            <text:p>08_H6</text:p>
          </table:table-cell>
          <table:table-cell ns41:value-type="float" table:style-name="TL Data" office:value="500" office:value-type="float">
            <text:p>500</text:p>
          </table:table-cell>
          <table:table-cell ns41:value-type="float" table:style-name="TL Data" office:value="270087" office:value-type="float">
            <text:p>270087</text:p>
          </table:table-cell>
          <table:table-cell table:number-columns-repeated="1014"/>
        </table:table-row>
        <table:table-row table:style-name="ro5" table:number-rows-repeated="104848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number-style>
    <number:number-style style:name="N126">
      <number:text>€ -</number:text>
      <number:number number:grouping="true" number:decimal-places="0" number:min-integer-digits="1"/>
      <style:map style:condition="value()&gt;=0" style:apply-style-name="N126P0"/>
    </number:number-style>
    <number:number-style style:volatile="true" style:name="N127P0">
      <number:text>€ </number:text>
      <number:number number:grouping="true" number:decimal-places="0" number:min-integer-digits="1"/>
    </number:number-style>
    <number:number-style style:name="N127">
      <style:text-properties fo:color="#ff0000"/>
      <number:text>€ -</number:text>
      <number:number number:grouping="true" number:decimal-places="0" number:min-integer-digits="1"/>
      <style:map style:condition="value()&gt;=0" style:apply-style-name="N127P0"/>
    </number:number-style>
    <number:number-style style:volatile="true" style:name="N128P0">
      <number:text>€ </number:text>
      <number:number number:grouping="true" number:decimal-places="2" number:min-integer-digits="1"/>
    </number:number-style>
    <number:number-style style:name="N128">
      <number:text>€ -</number:text>
      <number:number number:grouping="true" number:decimal-places="2" number:min-integer-digits="1"/>
      <style:map style:condition="value()&gt;=0" style:apply-style-name="N128P0"/>
    </number:number-style>
    <number:number-style style:volatile="true" style:name="N129P0">
      <number:text>€ </number:text>
      <number:number number:grouping="true" number:decimal-places="2" number:min-integer-digits="1"/>
    </number:number-style>
    <number:number-style style:name="N129">
      <style:text-properties fo:color="#ff0000"/>
      <number:text>€ -</number:text>
      <number:number number:grouping="true" number:decimal-places="2" number:min-integer-digits="1"/>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text>-</number:text>
      <number:number number:grouping="true" number:decimal-places="0" number:min-integer-digits="1"/>
      <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text>-</number:text>
      <number:number number:grouping="true" number:decimal-places="2" number:min-integer-digits="1"/>
      <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121" style:family="table-cell" style:parent-style-name="Default" style:name="Excel_5f_BuiltIn_5f_Currency" style:display-name="Excel_BuiltIn_Currency">
      <style:table-cell-properties fo:padding="0.071cm"/>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1-09-11T05:58:32</dc:date>
    <meta:document-statistic meta:object-count="0" meta:cell-count="2447" meta:table-count="2"/>
    <meta:generator>ODFPY/1.3.0dev</meta:generator>
  </office:meta>
</office:document-meta>
</file>